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00CCFF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00CCFF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00CCFF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00CCFF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CCFF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00CC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00CC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66FFFF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none" fo:background-color="#33FF99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33FF99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99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33FF99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99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thin solid #000000" fo:border-right="none" fo:background-color="#33FF99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background-color="#33FF99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background-color="#FFFF99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fo:background-color="#33FF99" style:repeat-content="false"/>
      <style:paragraph-properties fo:text-align="center"/>
    </style:style>
    <style:style style:name="ce21" style:family="table-cell" style:parent-style-name="Default" style:data-style-name="N0">
      <style:table-cell-properties fo:background-color="#FFFF99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none" fo:background-color="#33FF99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009933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009933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009933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automatic" fo:background-color="#00CC33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#00CC33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00CCFF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00CCFF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99" style:repeat-content="false"/>
      <style:paragraph-properties fo:text-align="center"/>
    </style:style>
    <style:style style:name="ce34" style:family="table-cell" style:parent-style-name="Default" style:data-style-name="N0">
      <style:table-cell-properties style:vertical-align="automatic" fo:background-color="#FFFF99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6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37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3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9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4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33FF99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#33FF99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99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99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FFF99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00CCFF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009933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48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009933" style:repeat-content="false"/>
      <style:paragraph-properties fo:text-align="center"/>
    </style:style>
    <style:style style:name="ce49" style:family="table-cell" style:parent-style-name="Default" style:data-style-name="N1">
      <style:table-cell-properties fo:border-top="none" fo:border-bottom="none" fo:border-left="thin solid #000000" fo:border-right="none" style:vertical-align="automatic" fo:background-color="#33FF99" style:repeat-content="fals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ackground-color="#33FF99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none" fo:border-left="none" fo:border-right="thin solid #000000" fo:background-color="#33FF99"/>
      <style:text-properties fo:font-weight="bold" style:font-weight-asian="bold" style:font-weight-complex="bold"/>
    </style:style>
    <style:style style:name="ce52" style:family="table-cell" style:parent-style-name="Default" style:data-style-name="N1">
      <style:table-cell-properties fo:border-top="none" fo:border-bottom="thin solid #000000" fo:border-left="thin solid #000000" fo:border-right="none" style:vertical-align="automatic" fo:background-color="#33FF99" style:repeat-content="fals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none" fo:border-bottom="thin solid #000000" fo:border-left="none" fo:border-right="none" fo:background-color="#33FF99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none" fo:border-bottom="thin solid #000000" fo:border-left="none" fo:border-right="thin solid #000000" fo:background-color="#33FF99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33FF99" style:repeat-content="fals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33FF99" style:repeat-content="fals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ackground-color="#FFFFFF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automatic" fo:background-color="#00CCFF" style:repeat-content="false"/>
      <style:paragraph-properties fo:text-align="center"/>
    </style:style>
    <style:style style:name="ce60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99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99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99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33FF99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thin solid #000000" fo:border-left="none" fo:border-right="none" fo:background-color="#FFFF99"/>
    </style:style>
    <style:style style:name="ce66" style:family="table-cell" style:parent-style-name="Default" style:data-style-name="N0">
      <style:table-cell-properties fo:border-top="none" fo:border-bottom="thin solid #000000" fo:border-left="none" fo:border-right="thin solid #000000" fo:background-color="#FFFF99"/>
    </style:style>
    <style:style style:name="ce6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</style:style>
    <style:style style:name="ce68" style:family="table-cell" style:parent-style-name="Default" style:data-style-name="N0">
      <style:table-cell-properties style:vertical-align="automatic" fo:background-color="#00CCFF" style:repeat-content="fals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style:vertical-align="automatic" fo:background-color="#66FFFF" style:repeat-content="fals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style:vertical-align="automatic" fo:background-color="#33FF99" style:repeat-content="fals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CCFF" style:repeat-content="fals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7.88458333333333cm"/>
    </style:style>
    <style:style style:name="co3" style:family="table-column">
      <style:table-column-properties fo:break-before="auto" style:column-width="7.19666666666667cm"/>
    </style:style>
    <style:style style:name="co4" style:family="table-column">
      <style:table-column-properties fo:break-before="auto" style:column-width="5.02708333333333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3.413125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7.11729166666667cm"/>
    </style:style>
    <style:style style:name="co9" style:family="table-column">
      <style:table-column-properties fo:break-before="auto" style:column-width="8.36083333333333cm"/>
    </style:style>
    <style:style style:name="co10" style:family="table-column">
      <style:table-column-properties fo:break-before="auto" style:column-width="3.99520833333333cm"/>
    </style:style>
    <style:style style:name="co11" style:family="table-column">
      <style:table-column-properties fo:break-before="auto" style:column-width="6.29708333333333cm"/>
    </style:style>
    <style:style style:name="co12" style:family="table-column">
      <style:table-column-properties fo:break-before="auto" style:column-width="6.85270833333333cm"/>
    </style:style>
    <style:style style:name="co13" style:family="table-column">
      <style:table-column-properties fo:break-before="auto" style:column-width="7.32895833333333cm"/>
    </style:style>
    <style:style style:name="co14" style:family="table-column">
      <style:table-column-properties fo:break-before="auto" style:column-width="4.65666666666667cm"/>
    </style:style>
    <style:style style:name="co15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20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6369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6" table:number-rows-spanned="1" table:style-name="ce68">
            <text:p>Aplicación Móvil/Web</text:p>
          </table:table-cell>
          <table:covered-table-cell table:number-columns-repeated="5"/>
          <table:table-cell table:number-columns-repeated="16377" table:style-name="ce1"/>
        </table:table-row>
        <table:table-row table:style-name="ro1">
          <table:table-cell/>
          <table:table-cell office:value-type="string" table:style-name="ce3">
            <text:p>Parametros</text:p>
          </table:table-cell>
          <table:table-cell office:value-type="string" table:style-name="ce4">
            <text:p>Bajo</text:p>
          </table:table-cell>
          <table:table-cell office:value-type="string" table:style-name="ce4">
            <text:p>Media</text:p>
          </table:table-cell>
          <table:table-cell office:value-type="string" table:style-name="ce5">
            <text:p>Alta</text:p>
          </table:table-cell>
          <table:table-cell office:value-type="string" table:style-name="ce5">
            <text:p>Total</text:p>
          </table:table-cell>
          <table:table-cell office:value-type="string" table:style-name="ce6">
            <text:p>Comentario</text:p>
          </table:table-cell>
          <table:table-cell table:style-name="ce1"/>
          <table:table-cell office:value-type="string" table:style-name="ce7">
            <text:p>Factor de Complejidad</text:p>
          </table:table-cell>
          <table:table-cell office:value-type="string" table:style-name="ce8">
            <text:p>Valor(0-5)</text:p>
          </table:table-cell>
          <table:table-cell table:style-name="ce1"/>
          <table:table-cell office:value-type="string" table:number-columns-spanned="4" table:number-rows-spanned="1" table:style-name="ce69">
            <text:p>Cálculo de Esfuerz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/>
          <table:table-cell office:value-type="string" table:style-name="ce10">
            <text:p>ILF (Ficheros Logicos Internos)</text:p>
          </table:table-cell>
          <table:table-cell office:value-type="float" office:value="7" table:style-name="ce11">
            <text:p>7</text:p>
          </table:table-cell>
          <table:table-cell office:value-type="float" office:value="10" table:style-name="ce11">
            <text:p>10</text:p>
          </table:table-cell>
          <table:table-cell office:value-type="float" office:value="7" table:style-name="ce11">
            <text:p>7</text:p>
          </table:table-cell>
          <table:table-cell table:style-name="ce12"/>
          <table:table-cell table:style-name="ce13"/>
          <table:table-cell table:style-name="ce1"/>
          <table:table-cell office:value-type="string" table:style-name="ce14">
            <text:p>Comunicación de Datos</text:p>
          </table:table-cell>
          <table:table-cell office:value-type="float" office:value="4" table:style-name="ce15">
            <text:p>4</text:p>
          </table:table-cell>
          <table:table-cell table:style-name="ce1"/>
          <table:table-cell office:value-type="string" table:style-name="ce9">
            <text:p>Índice del Nivel del Lenguaje</text:p>
          </table:table-cell>
          <table:table-cell office:value-type="string" table:style-name="ce9">
            <text:p>Nivel del Lenguaje</text:p>
          </table:table-cell>
          <table:table-cell office:value-type="string" table:style-name="ce9">
            <text:p>Horas por PF</text:p>
          </table:table-cell>
          <table:table-cell office:value-type="string" table:style-name="ce9">
            <text:p>Líneas de Código por PF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6">
            <text:p>EIF(Ficheros Externos de Interfaz)</text:p>
          </table:table-cell>
          <table:table-cell office:value-type="float" office:value="5" table:style-name="ce17">
            <text:p>5</text:p>
          </table:table-cell>
          <table:table-cell office:value-type="float" office:value="7" table:style-name="ce17">
            <text:p>7</text:p>
          </table:table-cell>
          <table:table-cell office:value-type="float" office:value="15" table:style-name="ce17">
            <text:p>15</text:p>
          </table:table-cell>
          <table:table-cell table:style-name="ce18"/>
          <table:table-cell table:style-name="ce19"/>
          <table:table-cell table:style-name="ce1"/>
          <table:table-cell office:value-type="string" table:style-name="ce14">
            <text:p>Proceso distribuido</text:p>
          </table:table-cell>
          <table:table-cell office:value-type="float" office:value="4" table:style-name="ce15">
            <text:p>4</text:p>
          </table:table-cell>
          <table:table-cell table:style-name="ce1"/>
          <table:table-cell office:value-type="float" office:value="1" table:style-name="ce20">
            <text:p>1</text:p>
          </table:table-cell>
          <table:table-cell office:value-type="string" table:style-name="ce20">
            <text:p>-2GL(Ensamblador, C...)</text:p>
          </table:table-cell>
          <table:table-cell office:value-type="float" office:value="50" table:style-name="ce20">
            <text:p>50</text:p>
          </table:table-cell>
          <table:table-cell office:value-type="float" office:value="500" table:style-name="ce20">
            <text:p>500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6">
            <text:p>EO(Salidas Externas)</text:p>
          </table:table-cell>
          <table:table-cell office:value-type="float" office:value="4" table:style-name="ce17">
            <text:p>4</text:p>
          </table:table-cell>
          <table:table-cell office:value-type="float" office:value="5" table:style-name="ce17">
            <text:p>5</text:p>
          </table:table-cell>
          <table:table-cell office:value-type="float" office:value="7" table:style-name="ce17">
            <text:p>7</text:p>
          </table:table-cell>
          <table:table-cell table:style-name="ce18"/>
          <table:table-cell table:style-name="ce19"/>
          <table:table-cell table:style-name="ce1"/>
          <table:table-cell office:value-type="string" table:style-name="ce14">
            <text:p>Rendimiento</text:p>
          </table:table-cell>
          <table:table-cell office:value-type="float" office:value="3" table:style-name="ce15">
            <text:p>3</text:p>
          </table:table-cell>
          <table:table-cell table:style-name="ce1"/>
          <table:table-cell office:value-type="float" office:value="2" table:style-name="ce20">
            <text:p>2</text:p>
          </table:table-cell>
          <table:table-cell office:value-type="string" table:style-name="ce20">
            <text:p>-3GL(COBOL, JavaScript...)</text:p>
          </table:table-cell>
          <table:table-cell office:value-type="float" office:value="30" table:style-name="ce20">
            <text:p>30</text:p>
          </table:table-cell>
          <table:table-cell office:value-type="float" office:value="200" table:style-name="ce20">
            <text:p>200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6">
            <text:p>EI (Entradas Externas)</text:p>
          </table:table-cell>
          <table:table-cell office:value-type="float" office:value="3" table:style-name="ce17">
            <text:p>3</text:p>
          </table:table-cell>
          <table:table-cell office:value-type="float" office:value="4" table:style-name="ce17">
            <text:p>4</text:p>
          </table:table-cell>
          <table:table-cell office:value-type="float" office:value="6" table:style-name="ce17">
            <text:p>6</text:p>
          </table:table-cell>
          <table:table-cell office:value-type="float" office:value="1" table:style-name="ce18">
            <text:p>1</text:p>
          </table:table-cell>
          <table:table-cell table:style-name="ce19"/>
          <table:table-cell table:style-name="ce1"/>
          <table:table-cell office:value-type="string" table:style-name="ce14">
            <text:p>Configuracion Operacional Compartida</text:p>
          </table:table-cell>
          <table:table-cell office:value-type="float" office:value="3" table:style-name="ce15">
            <text:p>3</text:p>
          </table:table-cell>
          <table:table-cell table:style-name="ce1"/>
          <table:table-cell office:value-type="float" office:value="3" table:style-name="ce20">
            <text:p>3</text:p>
          </table:table-cell>
          <table:table-cell office:value-type="string" table:style-name="ce20">
            <text:p>-4GL(VISUAL...)</text:p>
          </table:table-cell>
          <table:table-cell office:value-type="float" office:value="5" table:style-name="ce20">
            <text:p>5</text:p>
          </table:table-cell>
          <table:table-cell office:value-type="float" office:value="40" table:style-name="ce20">
            <text:p>40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6">
            <text:p>EQ ( Consultas Externas)</text:p>
          </table:table-cell>
          <table:table-cell office:value-type="float" office:value="3" table:style-name="ce17">
            <text:p>3</text:p>
          </table:table-cell>
          <table:table-cell office:value-type="float" office:value="4" table:style-name="ce17">
            <text:p>4</text:p>
          </table:table-cell>
          <table:table-cell office:value-type="float" office:value="6" table:style-name="ce17">
            <text:p>6</text:p>
          </table:table-cell>
          <table:table-cell office:value-type="float" office:value="1" table:style-name="ce18">
            <text:p>1</text:p>
          </table:table-cell>
          <table:table-cell table:style-name="ce19"/>
          <table:table-cell table:style-name="ce1"/>
          <table:table-cell office:value-type="string" table:style-name="ce14">
            <text:p>Ratio de Transacciones</text:p>
          </table:table-cell>
          <table:table-cell office:value-type="float" office:value="1" table:style-name="ce15">
            <text:p>1</text:p>
          </table:table-cell>
          <table:table-cell table:style-name="ce1"/>
          <table:table-cell office:value-type="string" table:style-name="ce21">
            <text:p>Índice del Nivel del Lenguaje</text:p>
          </table:table-cell>
          <table:table-cell office:value-type="float" office:value="1" table:style-name="ce21">
            <text:p>1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string" table:style-name="ce22">
            <text:p>PFNA (Puntos de función no ajustados)</text:p>
          </table:table-cell>
          <table:table-cell table:number-columns-repeated="4" table:style-name="ce23"/>
          <table:table-cell table:style-name="ce24"/>
          <table:table-cell table:style-name="ce1"/>
          <table:table-cell office:value-type="string" table:style-name="ce14">
            <text:p>Entrada de Datos on-line</text:p>
          </table:table-cell>
          <table:table-cell office:value-type="float" office:value="2" table:style-name="ce15">
            <text:p>2</text:p>
          </table:table-cell>
          <table:table-cell table:style-name="ce1"/>
          <table:table-cell office:value-type="string" table:style-name="ce25">
            <text:p>Estimación de Horas</text:p>
          </table:table-cell>
          <table:table-cell office:value-type="float" office:value="1596.5" table:formula="of:=IF([.M8]=1;[.J21]*[.N5];IF([.M8]=2;[.J21]*[.N6];IF([.M8]=3;[.J21]*[.N7];&quot;&quot;)))" table:style-name="ce25">
            <text:p>1596,5</text:p>
          </table:table-cell>
          <table:table-cell table:number-columns-repeated="16371" table:style-name="ce1"/>
        </table:table-row>
        <table:table-row table:style-name="ro1">
          <table:table-cell/>
          <table:table-cell table:number-columns-repeated="7" table:style-name="ce1"/>
          <table:table-cell office:value-type="string" table:style-name="ce14">
            <text:p>Eficiencia con el Usuario Final</text:p>
          </table:table-cell>
          <table:table-cell office:value-type="float" office:value="2" table:style-name="ce15">
            <text:p>2</text:p>
          </table:table-cell>
          <table:table-cell table:style-name="ce1"/>
          <table:table-cell office:value-type="string" table:style-name="ce25">
            <text:p>Estimación de Líneas</text:p>
          </table:table-cell>
          <table:table-cell office:value-type="float" office:value="15965" table:formula="of:=IF([.M8]=1;[.J21]*[.O5];IF([.M8]=2;[.J21]*[.O6];IF([.M8]=3;[.J21]*[.O7];&quot;&quot;)))" table:style-name="ce25">
            <text:p>15965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string" table:number-columns-spanned="2" table:number-rows-spanned="1" table:style-name="ce70">
            <text:p>Información adicional del proyecto</text:p>
          </table:table-cell>
          <table:covered-table-cell/>
          <table:table-cell table:number-columns-repeated="5" table:style-name="ce1"/>
          <table:table-cell office:value-type="string" table:style-name="ce14">
            <text:p>Actualizaciones on-line</text:p>
          </table:table-cell>
          <table:table-cell office:value-type="float" office:value="1" table:style-name="ce15">
            <text:p>1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7">
            <text:p>Número de clientes máximos</text:p>
          </table:table-cell>
          <table:table-cell office:value-type="string" table:style-name="ce17">
            <text:p>2^24</text:p>
          </table:table-cell>
          <table:table-cell table:number-columns-repeated="5" table:style-name="ce1"/>
          <table:table-cell office:value-type="string" table:style-name="ce14">
            <text:p>Complejidad del Proceso Interno</text:p>
          </table:table-cell>
          <table:table-cell office:value-type="float" office:value="5" table:style-name="ce15">
            <text:p>5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7">
            <text:p>Número max de dispositivos por cliente</text:p>
          </table:table-cell>
          <table:table-cell office:value-type="float" office:value="32" table:style-name="ce17">
            <text:p>32</text:p>
          </table:table-cell>
          <table:table-cell table:number-columns-repeated="5" table:style-name="ce1"/>
          <table:table-cell office:value-type="string" table:style-name="ce14">
            <text:p>Reusabilidad del Código</text:p>
          </table:table-cell>
          <table:table-cell office:value-type="float" office:value="4" table:style-name="ce15">
            <text:p>4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7">
            <text:p>Medidas por dispositivo</text:p>
          </table:table-cell>
          <table:table-cell office:value-type="string" table:style-name="ce17">
            <text:p>370 medidas por dispositivo</text:p>
          </table:table-cell>
          <table:table-cell table:number-columns-repeated="5" table:style-name="ce1"/>
          <table:table-cell office:value-type="string" table:style-name="ce14">
            <text:p>Contempla la Conversión e Instalación</text:p>
          </table:table-cell>
          <table:table-cell office:value-type="float" office:value="2" table:style-name="ce15">
            <text:p>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7">
            <text:p>Numero de bases de datos</text:p>
          </table:table-cell>
          <table:table-cell office:value-type="string" table:style-name="ce17">
            <text:p>2^24</text:p>
          </table:table-cell>
          <table:table-cell table:number-columns-repeated="5" table:style-name="ce1"/>
          <table:table-cell office:value-type="string" table:style-name="ce14">
            <text:p>Facilidad de Operación (back up, etc.)</text:p>
          </table:table-cell>
          <table:table-cell office:value-type="float" office:value="2" table:style-name="ce15">
            <text:p>2</text:p>
          </table:table-cell>
          <table:table-cell table:number-columns-repeated="16374" table:style-name="ce1"/>
        </table:table-row>
        <table:table-row table:style-name="ro1">
          <table:table-cell/>
          <table:table-cell table:number-columns-repeated="7" table:style-name="ce1"/>
          <table:table-cell office:value-type="string" table:style-name="ce14">
            <text:p>Instalaciones Múltiples</text:p>
          </table:table-cell>
          <table:table-cell office:value-type="float" office:value="2" table:style-name="ce15">
            <text:p>2</text:p>
          </table:table-cell>
          <table:table-cell table:number-columns-repeated="16374" table:style-name="ce1"/>
        </table:table-row>
        <table:table-row table:style-name="ro1">
          <table:table-cell/>
          <table:table-cell table:number-columns-repeated="7" table:style-name="ce1"/>
          <table:table-cell office:value-type="string" table:style-name="ce14">
            <text:p>Facilidad de Cambios</text:p>
          </table:table-cell>
          <table:table-cell office:value-type="float" office:value="3" table:style-name="ce15">
            <text:p>3</text:p>
          </table:table-cell>
          <table:table-cell table:number-columns-repeated="16374" table:style-name="ce1"/>
        </table:table-row>
        <table:table-row table:style-name="ro1">
          <table:table-cell/>
          <table:table-cell table:number-columns-repeated="7" table:style-name="ce1"/>
          <table:table-cell office:value-type="string" table:style-name="ce26">
            <text:p>Factor de Complejidad Total (FCT)</text:p>
          </table:table-cell>
          <table:table-cell office:value-type="float" office:value="38" table:formula="of:=SUM([.J4:.J17])" table:style-name="ce27">
            <text:p>38</text:p>
          </table:table-cell>
          <table:table-cell table:number-columns-repeated="16374" table:style-name="ce1"/>
        </table:table-row>
        <table:table-row table:style-name="ro1">
          <table:table-cell/>
          <table:table-cell table:number-columns-repeated="6" table:style-name="ce1"/>
          <table:table-cell table:style-name="ce28"/>
          <table:table-cell office:value-type="string" table:style-name="ce29">
            <text:p>ACT</text:p>
          </table:table-cell>
          <table:table-cell office:value-type="float" office:value="1.03" table:formula="of:=[.J18]*0.01 +0.65" table:style-name="ce29">
            <text:p>1,03</text:p>
          </table:table-cell>
          <table:table-cell table:number-columns-repeated="16374" table:style-name="ce1"/>
        </table:table-row>
        <table:table-row table:style-name="ro1">
          <table:table-cell/>
          <table:table-cell table:number-columns-repeated="7" table:style-name="ce1"/>
          <table:table-cell office:value-type="string" table:style-name="ce29">
            <text:p>PFNA</text:p>
          </table:table-cell>
          <table:table-cell office:value-type="float" office:value="31" table:formula="of:=[.K82]+[.K70]+[.K56]+[.K39]+[.K37]" table:style-name="ce29">
            <text:p>31</text:p>
          </table:table-cell>
          <table:table-cell table:number-columns-repeated="16374" table:style-name="ce1"/>
        </table:table-row>
        <table:table-row table:style-name="ro2">
          <table:table-cell/>
          <table:table-cell table:number-columns-repeated="7" table:style-name="ce1"/>
          <table:table-cell office:value-type="string" table:style-name="ce30">
            <text:p>PF</text:p>
          </table:table-cell>
          <table:table-cell office:value-type="float" office:value="31.93" table:formula="of:=[.J19]*[.J20]" table:style-name="ce30">
            <text:p>31,93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number-columns-spanned="4" table:number-rows-spanned="1" table:style-name="ce71">
            <text:p>ILF (Ficheros Logicos Internos)</text:p>
          </table:table-cell>
          <table:covered-table-cell table:number-columns-repeated="3"/>
          <table:table-cell table:number-columns-repeated="2" table:style-name="ce28"/>
          <table:table-cell table:number-columns-repeated="16377" table:style-name="ce1"/>
        </table:table-row>
        <table:table-row table:style-name="ro1">
          <table:table-cell/>
          <table:table-cell office:value-type="string" table:style-name="ce31">
            <text:p>Nombre</text:p>
          </table:table-cell>
          <table:table-cell office:value-type="string" table:style-name="ce2">
            <text:p>Nº de Registros Lógicos(RET)</text:p>
          </table:table-cell>
          <table:table-cell office:value-type="string" table:style-name="ce2">
            <text:p>Atributos(DET)</text:p>
          </table:table-cell>
          <table:table-cell office:value-type="string" table:style-name="ce32">
            <text:p>Clasificació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33">
            <text:p>Buffer de medidas en la puerta de enlace</text:p>
          </table:table-cell>
          <table:table-cell office:value-type="float" office:value="32" table:style-name="ce34">
            <text:p>32</text:p>
          </table:table-cell>
          <table:table-cell office:value-type="float" office:value="5" table:style-name="ce34">
            <text:p>5</text:p>
          </table:table-cell>
          <table:table-cell office:value-type="string" office:string-value="Media" table:formula="of:=IF(ISBLANK([.B24]);&quot;&quot;;(IF([.C24]&lt;=[.G29];IF([.D24]&lt;=[.H28];[.H29];IF([.D24] &lt;=[.I28];[.I29];IF([.D24]&gt;=[.J28];[.J29];&quot;Error&quot;)));IF([.C24]&lt;=[.G30];IF([.D24]&lt;=[.H28];[.H30];IF([.D24]&lt;=[.I28];[.I30];IF([.D24]&gt;=[.J28];[.J30];&quot;Error&quot;)));IF([.C24]&gt;=[.G31];IF([.D24]&lt;=[.H28];[.H31];IF([.D24]&lt;=[.I28];[.I31];IF([.D24]&gt;=[.J28];[.J31];&quot;Error&quot;))))))))" table:style-name="ce15">
            <text:p>Media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ISBLANK([.B25]);&quot;&quot;;(IF([.C25]&lt;=[.G29];IF([.D25]&lt;=[.H28];[.H29];IF([.D25] &lt;=[.I28];[.I29];IF([.D25]&gt;=[.J28];[.J29];&quot;Error&quot;)));IF([.C25]&lt;=[.G30];IF([.D25]&lt;=[.H28];[.H30];IF([.D25]&lt;=[.I28];[.I30];IF([.D25]&gt;=[.J28];[.J30];&quot;Error&quot;)));IF([.C25]&gt;=[.G31];IF([.D25]&lt;=[.H28];[.H31];IF([.D25]&lt;=[.I28];[.I31];IF([.D25]&gt;=[.J28];[.J31];&quot;Error&quot;))))))))" table:style-name="ce15"/>
          <table:table-cell table:number-columns-repeated="16379" table:style-name="ce1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ISBLANK([.B26]);&quot;&quot;;(IF([.C26]&lt;=[.G29];IF([.D26]&lt;=[.H28];[.H29];IF([.D26] &lt;=[.I28];[.I29];IF([.D26]&gt;=[.J28];[.J29];&quot;Error&quot;)));IF([.C26]&lt;=[.G30];IF([.D26]&lt;=[.H28];[.H30];IF([.D26]&lt;=[.I28];[.I30];IF([.D26]&gt;=[.J28];[.J30];&quot;Error&quot;)));IF([.C26]&gt;=[.G31];IF([.D26]&lt;=[.H28];[.H31];IF([.D26]&lt;=[.I28];[.I31];IF([.D26]&gt;=[.J28];[.J31];&quot;Error&quot;))))))))" table:style-name="ce15"/>
          <table:table-cell table:style-name="ce35"/>
          <table:table-cell table:number-columns-repeated="4" table:style-name="ce36"/>
          <table:table-cell table:style-name="ce37"/>
          <table:table-cell table:number-columns-repeated="16373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ISBLANK([.B27]);&quot;&quot;;(IF([.C27]&lt;=[.G29];IF([.D27]&lt;=[.H28];[.H29];IF([.D27] &lt;=[.I28];[.I29];IF([.D27]&gt;=[.J28];[.J29];&quot;Error&quot;)));IF([.C27]&lt;=[.G30];IF([.D27]&lt;=[.H28];[.H30];IF([.D27]&lt;=[.I28];[.I30];IF([.D27]&gt;=[.J28];[.J30];&quot;Error&quot;)));IF([.C27]&gt;=[.G31];IF([.D27]&lt;=[.H28];[.H31];IF([.D27]&lt;=[.I28];[.I31];IF([.D27]&gt;=[.J28];[.J31];&quot;Error&quot;))))))))" table:style-name="ce15"/>
          <table:table-cell table:style-name="ce38"/>
          <table:table-cell table:style-name="ce1"/>
          <table:table-cell office:value-type="string" table:style-name="ce2">
            <text:p>1 a 19 DET</text:p>
          </table:table-cell>
          <table:table-cell office:value-type="string" table:style-name="ce2">
            <text:p>20 a 50 DET</text:p>
          </table:table-cell>
          <table:table-cell office:value-type="string" table:style-name="ce2">
            <text:p>&gt;=51 DET</text:p>
          </table:table-cell>
          <table:table-cell table:style-name="ce39"/>
          <table:table-cell table:number-columns-repeated="16373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ISBLANK([.B28]);&quot;&quot;;(IF([.C26]&lt;=[.G29];IF([.D28]&lt;=[.H28];[.H29];IF([.D28] &lt;=[.I28];[.I29];IF([.D28]&gt;=[.J28];[.J29];&quot;Error&quot;)));IF([.C28]&lt;=[.G30];IF([.D28]&lt;=[.H28];[.H30];IF([.D28]&lt;=[.I28];[.I30];IF([.D28]&gt;=[.J28];[.J30];&quot;Error&quot;)));IF([.C28]&gt;=[.G31];IF([.D28]&lt;=[.H28];[.H31];IF([.D28]&lt;=[.I28];[.I31];IF([.D28]&gt;=[.J28];[.J31];&quot;Error&quot;))))))))" table:style-name="ce15"/>
          <table:table-cell table:style-name="ce38"/>
          <table:table-cell office:value-type="string" table:style-name="ce2">
            <text:p>Complejidad(RET)</text:p>
          </table:table-cell>
          <table:table-cell office:value-type="float" office:value="19" table:style-name="ce2">
            <text:p>19</text:p>
          </table:table-cell>
          <table:table-cell office:value-type="float" office:value="50" table:style-name="ce2">
            <text:p>50</text:p>
          </table:table-cell>
          <table:table-cell office:value-type="float" office:value="51" table:style-name="ce2">
            <text:p>51</text:p>
          </table:table-cell>
          <table:table-cell table:style-name="ce39"/>
          <table:table-cell table:number-columns-repeated="16373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ISBLANK([.B29]);&quot;&quot;;(IF([.C26]&lt;=[.G29];IF([.D29]&lt;=[.H28];[.H29];IF([.D29] &lt;=[.I28];[.I29];IF([.D29]&gt;=[.J28];[.J29];&quot;Error&quot;)));IF([.C29]&lt;=[.G30];IF([.D29]&lt;=[.H28];[.H30];IF([.D29]&lt;=[.I28];[.I30];IF([.D29]&gt;=[.J28];[.J30];&quot;Error&quot;)));IF([.C29]&gt;=[.G31];IF([.D29]&lt;=[.H28];[.H31];IF([.D29]&lt;=[.I28];[.I31];IF([.D29]&gt;=[.J28];[.J31];&quot;Error&quot;))))))))" table:style-name="ce15"/>
          <table:table-cell office:value-type="float" office:value="1" table:style-name="ce40">
            <text:p>1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Baja</text:p>
          </table:table-cell>
          <table:table-cell office:value-type="string" table:style-name="ce17">
            <text:p>Baja</text:p>
          </table:table-cell>
          <table:table-cell office:value-type="string" table:style-name="ce17">
            <text:p>Media</text:p>
          </table:table-cell>
          <table:table-cell table:style-name="ce39"/>
          <table:table-cell table:number-columns-repeated="16373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ISBLANK([.B30]);&quot;&quot;;(IF([.C30]&lt;=[.G29];IF([.D30]&lt;=[.H28];[.H29];IF([.D30] &lt;=[.I28];[.I29];IF([.D30]&gt;=[.J28];[.J29];&quot;Error&quot;)));IF([.C30]&lt;=[.G30];IF([.D30]&lt;=[.H28];[.H30];IF([.D30]&lt;=[.I28];[.I30];IF([.D30]&gt;=[.J28];[.J30];&quot;Error&quot;)));IF([.C30]&gt;=[.G31];IF([.D30]&lt;=[.H28];[.H31];IF([.D30]&lt;=[.I28];[.I31];IF([.D30]&gt;=[.J28];[.J31];&quot;Error&quot;))))))))" table:style-name="ce15"/>
          <table:table-cell office:value-type="string" table:style-name="ce41">
            <text:p>2 – 5</text:p>
          </table:table-cell>
          <table:table-cell office:value-type="float" office:value="5" table:style-name="ce17">
            <text:p>5</text:p>
          </table:table-cell>
          <table:table-cell office:value-type="string" table:style-name="ce17">
            <text:p>Baja</text:p>
          </table:table-cell>
          <table:table-cell office:value-type="string" table:style-name="ce17">
            <text:p>Media</text:p>
          </table:table-cell>
          <table:table-cell office:value-type="string" table:style-name="ce17">
            <text:p>Alta</text:p>
          </table:table-cell>
          <table:table-cell table:style-name="ce39"/>
          <table:table-cell table:number-columns-repeated="16373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ISBLANK([.B31]);&quot;&quot;;(IF([.C31]&lt;=[.G29];IF([.D31]&lt;=[.H28];[.H29];IF([.D31] &lt;=[.I28];[.I29];IF([.D31]&gt;=[.J28];[.J29];&quot;Error&quot;)));IF([.C31]&lt;=[.G30];IF([.D31]&lt;=[.H28];[.H30];IF([.D31]&lt;=[.I28];[.I30];IF([.D31]&gt;=[.J28];[.J30];&quot;Error&quot;)));IF([.C31]&gt;=[.G31];IF([.D31]&lt;=[.H28];[.H31];IF([.D31]&lt;=[.I28];[.I31];IF([.D31]&gt;=[.J28];[.J31];&quot;Error&quot;))))))))" table:style-name="ce15"/>
          <table:table-cell office:value-type="string" table:style-name="ce40">
            <text:p>&gt;=6</text:p>
          </table:table-cell>
          <table:table-cell office:value-type="float" office:value="6" table:style-name="ce17">
            <text:p>6</text:p>
          </table:table-cell>
          <table:table-cell office:value-type="string" table:style-name="ce17">
            <text:p>Media</text:p>
          </table:table-cell>
          <table:table-cell office:value-type="string" table:style-name="ce17">
            <text:p>Alta</text:p>
          </table:table-cell>
          <table:table-cell office:value-type="string" table:style-name="ce17">
            <text:p>Alta</text:p>
          </table:table-cell>
          <table:table-cell table:style-name="ce39"/>
          <table:table-cell table:number-columns-repeated="16373"/>
        </table:table-row>
        <table:table-row table:style-name="ro1">
          <table:table-cell/>
          <table:table-cell table:style-name="ce42"/>
          <table:table-cell table:number-columns-repeated="2" table:style-name="ce43"/>
          <table:table-cell office:value-type="string" office:string-value="" table:formula="of:=IF(ISBLANK([.B32]);&quot;&quot;;(IF([.C32]&lt;=[.G29];IF([.D32]&lt;=[.H28];[.H29];IF([.D32] &lt;=[.I28];[.I29];IF([.D32]&gt;=[.J28];[.J29];&quot;Error&quot;)));IF([.C32]&lt;=[.G30];IF([.D32]&lt;=[.H28];[.H30];IF([.D32]&lt;=[.I28];[.I30];IF([.D32]&gt;=[.J28];[.J30];&quot;Error&quot;)));IF([.C32]&gt;=[.G31];IF([.D32]&lt;=[.H28];[.H31];IF([.D32]&lt;=[.I28];[.I31];IF([.D32]&gt;=[.J28];[.J31];&quot;Error&quot;))))))))" table:style-name="ce44"/>
          <table:table-cell table:style-name="ce38"/>
          <table:table-cell table:number-columns-repeated="4" table:style-name="ce1"/>
          <table:table-cell table:style-name="ce39"/>
          <table:table-cell table:number-columns-repeated="16373"/>
        </table:table-row>
        <table:table-row table:style-name="ro1">
          <table:table-cell/>
          <table:table-cell table:number-columns-repeated="4" table:style-name="ce28"/>
          <table:table-cell table:style-name="ce38"/>
          <table:table-cell table:number-columns-repeated="4" table:style-name="ce1"/>
          <table:table-cell table:style-name="ce39"/>
          <table:table-cell table:number-columns-repeated="16373"/>
        </table:table-row>
        <table:table-row table:style-name="ro1">
          <table:table-cell/>
          <table:table-cell office:value-type="string" table:number-columns-spanned="4" table:number-rows-spanned="1" table:style-name="ce71">
            <text:p>EIF(Ficheros Externos de Interfaz)</text:p>
          </table:table-cell>
          <table:covered-table-cell table:number-columns-repeated="3"/>
          <table:table-cell table:style-name="ce38"/>
          <table:table-cell table:style-name="ce1"/>
          <table:table-cell office:value-type="string" table:style-name="ce2">
            <text:p>Clasificación</text:p>
          </table:table-cell>
          <table:table-cell office:value-type="string" table:style-name="ce2">
            <text:p>Clasificación</text:p>
          </table:table-cell>
          <table:table-cell office:value-type="string" table:style-name="ce2">
            <text:p>Clasificación</text:p>
          </table:table-cell>
          <table:table-cell table:style-name="ce39"/>
          <table:table-cell table:number-columns-repeated="16373"/>
        </table:table-row>
        <table:table-row table:style-name="ro1">
          <table:table-cell/>
          <table:table-cell office:value-type="string" table:style-name="ce31">
            <text:p>Nombre</text:p>
          </table:table-cell>
          <table:table-cell office:value-type="string" table:style-name="ce2">
            <text:p>Nº de Registros Lógicos(RET)</text:p>
          </table:table-cell>
          <table:table-cell office:value-type="string" table:style-name="ce2">
            <text:p>Atributos(DET)</text:p>
          </table:table-cell>
          <table:table-cell office:value-type="string" table:style-name="ce32">
            <text:p>Clasificación</text:p>
          </table:table-cell>
          <table:table-cell table:style-name="ce38"/>
          <table:table-cell office:value-type="string" table:style-name="ce2">
            <text:p>Complejidad</text:p>
          </table:table-cell>
          <table:table-cell office:value-type="string" table:style-name="ce2">
            <text:p>Baja</text:p>
          </table:table-cell>
          <table:table-cell office:value-type="string" table:style-name="ce2">
            <text:p>Media</text:p>
          </table:table-cell>
          <table:table-cell office:value-type="string" table:style-name="ce2">
            <text:p>Alta</text:p>
          </table:table-cell>
          <table:table-cell office:value-type="string" table:style-name="ce45">
            <text:p>Total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33">
            <text:p>Tablas de medias del dispositivo</text:p>
          </table:table-cell>
          <table:table-cell office:value-type="float" office:value="5" table:style-name="ce34">
            <text:p>5</text:p>
          </table:table-cell>
          <table:table-cell office:value-type="float" office:value="370" table:style-name="ce34">
            <text:p>370</text:p>
          </table:table-cell>
          <table:table-cell office:value-type="string" office:string-value="Alta" table:formula="of:=IF(ISBLANK([.B36]);&quot;&quot;;(IF([.C36]&lt;=[.G29];IF([.D36]&lt;=[.H28];[.H29];IF([.D36] &lt;=[.I28];[.I29];IF([.D36]&gt;=[.J28];[.J29];&quot;Error&quot;)));IF([.C36]&lt;=[.G30];IF([.D36]&lt;=[.H28];[.H30];IF([.D36]&lt;=[.I28];[.I30];IF([.D36]&gt;=[.J28];[.J30];&quot;Error&quot;)));IF([.C36]&gt;=[.G31];IF([.D36]&lt;=[.H28];[.H31];IF([.D36]&lt;=[.I28];[.I31];IF([.D36]&gt;=[.J28];[.J31];&quot;Error&quot;))))))))" table:style-name="ce15">
            <text:p>Alta</text:p>
          </table:table-cell>
          <table:table-cell table:style-name="ce38"/>
          <table:table-cell office:value-type="string" table:style-name="ce17">
            <text:p>ILF</text:p>
          </table:table-cell>
          <table:table-cell office:value-type="float" office:value="7" table:style-name="ce17">
            <text:p>7</text:p>
          </table:table-cell>
          <table:table-cell office:value-type="float" office:value="10" table:style-name="ce17">
            <text:p>10</text:p>
          </table:table-cell>
          <table:table-cell office:value-type="float" office:value="15" table:style-name="ce17">
            <text:p>15</text:p>
          </table:table-cell>
          <table:table-cell table:style-name="ce39"/>
          <table:table-cell table:number-columns-repeated="16373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ISBLANK([.B37]);&quot;&quot;;(IF([.C37]&lt;=[.G29];IF([.D37]&lt;=[.H28];[.H29];IF([.D37] &lt;=[.I28];[.I29];IF([.D37]&gt;=[.J28];[.J29];&quot;Error&quot;)));IF([.C37]&lt;=[.G30];IF([.D37]&lt;=[.H28];[.H30];IF([.D37]&lt;=[.I28];[.I30];IF([.D37]&gt;=[.J28];[.J30];&quot;Error&quot;)));IF([.C37]&gt;=[.G31];IF([.D37]&lt;=[.H28];[.H31];IF([.D37]&lt;=[.I28];[.I31];IF([.D37]&gt;=[.J28];[.J31];&quot;Error&quot;))))))))" table:style-name="ce15"/>
          <table:table-cell table:style-name="ce38"/>
          <table:table-cell office:value-type="string" table:style-name="ce34">
            <text:p>Cantidad</text:p>
          </table:table-cell>
          <table:table-cell office:value-type="float" office:value="0" table:formula="of:=DCOUNTA([.B23:.E32];[.E23];[.H34:.H35])" table:style-name="ce34">
            <text:p>0</text:p>
          </table:table-cell>
          <table:table-cell office:value-type="float" office:value="1" table:formula="of:=DCOUNTA([.B23:.E32];[.E23];[.I34:.I35])" table:style-name="ce34">
            <text:p>1</text:p>
          </table:table-cell>
          <table:table-cell office:value-type="float" office:value="0" table:formula="of:=DCOUNTA([.B23:.E32];[.E23];[.J34:.J35])" table:style-name="ce34">
            <text:p>0</text:p>
          </table:table-cell>
          <table:table-cell office:value-type="float" office:value="10" table:formula="of:=[.H36]*[.H37]+[.I36]*[.I37]+[.J36]*[.J37]" table:style-name="ce46">
            <text:p>10</text:p>
          </table:table-cell>
          <table:table-cell table:number-columns-repeated="16373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ISBLANK([.B38]);&quot;&quot;;(IF([.C38]&lt;=[.G29];IF([.D38]&lt;=[.H28];[.H29];IF([.D38] &lt;=[.I28];[.I29];IF([.D38]&gt;=[.J28];[.J29];&quot;Error&quot;)));IF([.C38]&lt;=[.G30];IF([.D38]&lt;=[.H28];[.H30];IF([.D38]&lt;=[.I28];[.I30];IF([.D38]&gt;=[.J28];[.J30];&quot;Error&quot;)));IF([.C38]&gt;=[.G31];IF([.D38]&lt;=[.H28];[.H31];IF([.D38]&lt;=[.I28];[.I31];IF([.D38]&gt;=[.J28];[.J31];&quot;Error&quot;))))))))" table:style-name="ce15"/>
          <table:table-cell table:style-name="ce38"/>
          <table:table-cell office:value-type="string" table:style-name="ce17">
            <text:p>EIF</text:p>
          </table:table-cell>
          <table:table-cell office:value-type="float" office:value="5" table:style-name="ce17">
            <text:p>5</text:p>
          </table:table-cell>
          <table:table-cell office:value-type="float" office:value="7" table:style-name="ce17">
            <text:p>7</text:p>
          </table:table-cell>
          <table:table-cell office:value-type="float" office:value="10" table:style-name="ce17">
            <text:p>10</text:p>
          </table:table-cell>
          <table:table-cell table:style-name="ce39"/>
          <table:table-cell table:number-columns-repeated="16373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ISBLANK([.B39]);&quot;&quot;;(IF([.C39]&lt;=[.G29];IF([.D39]&lt;=[.H28];[.H29];IF([.D39] &lt;=[.I28];[.I29];IF([.D39]&gt;=[.J28];[.J29];&quot;Error&quot;)));IF([.C39]&lt;=[.G30];IF([.D39]&lt;=[.H28];[.H30];IF([.D39]&lt;=[.I28];[.I30];IF([.D39]&gt;=[.J28];[.J30];&quot;Error&quot;)));IF([.C39]&gt;=[.G31];IF([.D39]&lt;=[.H28];[.H31];IF([.D39]&lt;=[.I28];[.I31];IF([.D39]&gt;=[.J28];[.J31];&quot;Error&quot;))))))))" table:style-name="ce15"/>
          <table:table-cell table:style-name="ce47"/>
          <table:table-cell office:value-type="string" table:style-name="ce43">
            <text:p>Cantidad</text:p>
          </table:table-cell>
          <table:table-cell office:value-type="float" office:value="0" table:formula="of:=DCOUNTA([.B35:.E45];[.E35];[.H34:.H35])" table:style-name="ce43">
            <text:p>0</text:p>
          </table:table-cell>
          <table:table-cell office:value-type="float" office:value="0" table:formula="of:=DCOUNTA([.B35:.E45];[.E35];[.I34:.I35])" table:style-name="ce43">
            <text:p>0</text:p>
          </table:table-cell>
          <table:table-cell office:value-type="float" office:value="1" table:formula="of:=DCOUNTA([.B35:.E45];[.E35];[.J34:.J35])" table:style-name="ce43">
            <text:p>1</text:p>
          </table:table-cell>
          <table:table-cell office:value-type="float" office:value="10" table:formula="of:=[.H38]*[.H39]+[.I38]*[.I39]+[.J38]*[.J39]" table:style-name="ce48">
            <text:p>10</text:p>
          </table:table-cell>
          <table:table-cell table:number-columns-repeated="16373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ISBLANK([.B40]);&quot;&quot;;(IF([.C40]&lt;=[.G29];IF([.D40]&lt;=[.H28];[.H29];IF([.D40] &lt;=[.I28];[.I29];IF([.D40]&gt;=[.J28];[.J29];&quot;Error&quot;)));IF([.C40]&lt;=[.G30];IF([.D40]&lt;=[.H28];[.H30];IF([.D40]&lt;=[.I28];[.I30];IF([.D40]&gt;=[.J28];[.J30];&quot;Error&quot;)));IF([.C40]&gt;=[.G31];IF([.D40]&lt;=[.H28];[.H31];IF([.D40]&lt;=[.I28];[.I31];IF([.D40]&gt;=[.J28];[.J31];&quot;Error&quot;))))))))" table:style-name="ce15"/>
          <table:table-cell table:number-columns-repeated="2" table:style-name="ce28"/>
          <table:table-cell table:number-columns-repeated="16377" table:style-name="ce1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ISBLANK([.B41]);&quot;&quot;;(IF([.C41]&lt;=[.G29];IF([.D41]&lt;=[.H28];[.H29];IF([.D41] &lt;=[.I28];[.I29];IF([.D41]&gt;=[.J28];[.J29];&quot;Error&quot;)));IF([.C41]&lt;=[.G30];IF([.D41]&lt;=[.H28];[.H30];IF([.D41]&lt;=[.I28];[.I30];IF([.D41]&gt;=[.J28];[.J30];&quot;Error&quot;)));IF([.C41]&gt;=[.G31];IF([.D41]&lt;=[.H28];[.H31];IF([.D41]&lt;=[.I28];[.I31];IF([.D41]&gt;=[.J28];[.J31];&quot;Error&quot;))))))))" table:style-name="ce15"/>
          <table:table-cell table:number-columns-repeated="2" table:style-name="ce28"/>
          <table:table-cell table:number-columns-repeated="16377" table:style-name="ce1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ISBLANK([.B42]);&quot;&quot;;(IF([.C42]&lt;=[.G29];IF([.D42]&lt;=[.H28];[.H29];IF([.D42] &lt;=[.I28];[.I29];IF([.D42]&gt;=[.J28];[.J29];&quot;Error&quot;)));IF([.C42]&lt;=[.G30];IF([.D42]&lt;=[.H28];[.H30];IF([.D42]&lt;=[.I28];[.I30];IF([.D42]&gt;=[.J28];[.J30];&quot;Error&quot;)));IF([.C42]&gt;=[.G31];IF([.D42]&lt;=[.H28];[.H31];IF([.D42]&lt;=[.I28];[.I31];IF([.D42]&gt;=[.J28];[.J31];&quot;Error&quot;))))))))" table:style-name="ce15"/>
          <table:table-cell table:number-columns-repeated="2" table:style-name="ce28"/>
          <table:table-cell table:number-columns-repeated="16377" table:style-name="ce1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ISBLANK([.B43]);&quot;&quot;;(IF([.C43]&lt;=[.G29];IF([.D43]&lt;=[.H28];[.H29];IF([.D43] &lt;=[.I28];[.I29];IF([.D43]&gt;=[.J28];[.J29];&quot;Error&quot;)));IF([.C43]&lt;=[.G30];IF([.D43]&lt;=[.H28];[.H30];IF([.D43]&lt;=[.I28];[.I30];IF([.D43]&gt;=[.J28];[.J30];&quot;Error&quot;)));IF([.C43]&gt;=[.G31];IF([.D43]&lt;=[.H28];[.H31];IF([.D43]&lt;=[.I28];[.I31];IF([.D43]&gt;=[.J28];[.J31];&quot;Error&quot;))))))))" table:style-name="ce15"/>
          <table:table-cell table:number-columns-repeated="2" table:style-name="ce28"/>
          <table:table-cell table:number-columns-repeated="16377" table:style-name="ce1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ISBLANK([.B44]);&quot;&quot;;(IF([.C44]&lt;=[.G29];IF([.D44]&lt;=[.H28];[.H29];IF([.D44] &lt;=[.I28];[.I29];IF([.D44]&gt;=[.J28];[.J29];&quot;Error&quot;)));IF([.C44]&lt;=[.G30];IF([.D44]&lt;=[.H28];[.H30];IF([.D44]&lt;=[.I28];[.I30];IF([.D44]&gt;=[.J28];[.J30];&quot;Error&quot;)));IF([.C44]&gt;=[.G31];IF([.D44]&lt;=[.H28];[.H31];IF([.D44]&lt;=[.I28];[.I31];IF([.D44]&gt;=[.J28];[.J31];&quot;Error&quot;))))))))" table:style-name="ce15"/>
          <table:table-cell table:style-name="ce28"/>
          <table:table-cell table:number-columns-repeated="16378" table:style-name="ce1"/>
        </table:table-row>
        <table:table-row table:style-name="ro1">
          <table:table-cell/>
          <table:table-cell table:style-name="ce42"/>
          <table:table-cell table:number-columns-repeated="2" table:style-name="ce43"/>
          <table:table-cell office:value-type="string" office:string-value="" table:formula="of:=IF(ISBLANK([.B45]);&quot;&quot;;(IF([.C45]&lt;=[.G29];IF([.D45]&lt;=[.H28];[.H29];IF([.D45] &lt;=[.I28];[.I29];IF([.D45]&gt;=[.J28];[.J29];&quot;Error&quot;)));IF([.C45]&lt;=[.G30];IF([.D45]&lt;=[.H28];[.H30];IF([.D45]&lt;=[.I28];[.I30];IF([.D45]&gt;=[.J28];[.J30];&quot;Error&quot;)));IF([.C45]&gt;=[.G31];IF([.D45]&lt;=[.H28];[.H31];IF([.D45]&lt;=[.I28];[.I31];IF([.D45]&gt;=[.J28];[.J31];&quot;Error&quot;))))))))" table:style-name="ce44"/>
          <table:table-cell table:style-name="ce28"/>
          <table:table-cell table:number-columns-repeated="16378" table:style-name="ce1"/>
        </table:table-row>
        <table:table-row table:style-name="ro1">
          <table:table-cell/>
          <table:table-cell table:number-columns-repeated="5" table:style-name="ce28"/>
          <table:table-cell table:style-name="ce1"/>
          <table:table-cell office:value-type="string" table:style-name="ce4">
            <text:p>1 a 5 DET</text:p>
          </table:table-cell>
          <table:table-cell office:value-type="string" table:style-name="ce4">
            <text:p>6 a 19 DET</text:p>
          </table:table-cell>
          <table:table-cell office:value-type="string" table:style-name="ce5">
            <text:p>&gt;=20 DET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number-columns-spanned="4" table:number-rows-spanned="1" table:style-name="ce71">
            <text:p>EO(Salidas Externas)</text:p>
          </table:table-cell>
          <table:covered-table-cell table:number-columns-repeated="3"/>
          <table:table-cell table:style-name="ce28"/>
          <table:table-cell office:value-type="string" table:style-name="ce3">
            <text:p>Complejidad(FTR)</text:p>
          </table:table-cell>
          <table:table-cell office:value-type="float" office:value="5" table:style-name="ce4">
            <text:p>5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5">
            <text:p>2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31">
            <text:p>Nombre</text:p>
          </table:table-cell>
          <table:table-cell office:value-type="string" table:style-name="ce2">
            <text:p>Nº de Registros Lógicos(FTR)</text:p>
          </table:table-cell>
          <table:table-cell office:value-type="string" table:style-name="ce2">
            <text:p>Atributos(DET)</text:p>
          </table:table-cell>
          <table:table-cell office:value-type="string" table:style-name="ce32">
            <text:p>Clasificación</text:p>
          </table:table-cell>
          <table:table-cell office:value-type="string" table:style-name="ce49">
            <text:p>0 - 1</text:p>
          </table:table-cell>
          <table:table-cell office:value-type="float" office:value="1" table:style-name="ce49">
            <text:p>1</text:p>
          </table:table-cell>
          <table:table-cell office:value-type="string" table:style-name="ce50">
            <text:p>Baja</text:p>
          </table:table-cell>
          <table:table-cell office:value-type="string" table:style-name="ce50">
            <text:p>Baja</text:p>
          </table:table-cell>
          <table:table-cell office:value-type="string" table:style-name="ce51">
            <text:p>Media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33">
            <text:p>Paquete de información con medidas de todos los sensores</text:p>
          </table:table-cell>
          <table:table-cell office:value-type="float" office:value="1" table:style-name="ce34">
            <text:p>1</text:p>
          </table:table-cell>
          <table:table-cell office:value-type="float" office:value="160" table:formula="of:=5*32" table:style-name="ce34">
            <text:p>160</text:p>
          </table:table-cell>
          <table:table-cell office:value-type="string" office:string-value="Media" table:formula="of:=IF(ISBLANK([.B49]);&quot;&quot;;(IF([.C49]&lt;=[.G48];IF([.D49]&lt;=[.H47];[.H48];IF([.D49] &lt;=[.I47];[.I48];IF([.D49]&gt;=[.J47];[.J48];&quot;Error&quot;)));IF([.C49]&lt;=[.G49];IF([.D49]&lt;=[.H47];[.H49];IF([.D49]&lt;=[.I47];[.I49];IF([.D49]&gt;=[.J47];[.J49];&quot;Error&quot;)));IF([.C49]&gt;=[.G50];IF([.D49]&lt;=[.H47];[.H50];IF([.D49]&lt;=[.I47];[.I50];IF([.D49]&gt;=[.J47];[.J50];&quot;Error&quot;))))))))" table:style-name="ce15">
            <text:p>Media</text:p>
          </table:table-cell>
          <table:table-cell office:value-type="string" table:style-name="ce49">
            <text:p>2 – 3</text:p>
          </table:table-cell>
          <table:table-cell office:value-type="float" office:value="3" table:style-name="ce49">
            <text:p>3</text:p>
          </table:table-cell>
          <table:table-cell office:value-type="string" table:style-name="ce50">
            <text:p>Baja</text:p>
          </table:table-cell>
          <table:table-cell office:value-type="string" table:style-name="ce50">
            <text:p>Media</text:p>
          </table:table-cell>
          <table:table-cell office:value-type="string" table:style-name="ce51">
            <text:p>Alta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ISBLANK([.B50]);&quot;&quot;;(IF([.C50]&lt;=[.G48];IF([.D50]&lt;=[.H47];[.H48];IF([.D50] &lt;=[.I47];[.I48];IF([.D50]&gt;=[.J47];[.J48];&quot;Error&quot;)));IF([.C50]&lt;=[.G49];IF([.D50]&lt;=[.H47];[.H49];IF([.D50]&lt;=[.I47];[.I49];IF([.D50]&gt;=[.J47];[.J49];&quot;Error&quot;)));IF([.C50]&gt;=[.G50];IF([.D50]&lt;=[.H47];[.H50];IF([.D50]&lt;=[.I47];[.I50];IF([.D50]&gt;=[.J47];[.J50];&quot;Error&quot;))))))))" table:style-name="ce15"/>
          <table:table-cell office:value-type="string" table:style-name="ce52">
            <text:p>&gt;=4</text:p>
          </table:table-cell>
          <table:table-cell office:value-type="float" office:value="4" table:style-name="ce52">
            <text:p>4</text:p>
          </table:table-cell>
          <table:table-cell office:value-type="string" table:style-name="ce53">
            <text:p>Media</text:p>
          </table:table-cell>
          <table:table-cell office:value-type="string" table:style-name="ce53">
            <text:p>Alta</text:p>
          </table:table-cell>
          <table:table-cell office:value-type="string" table:style-name="ce54">
            <text:p>Alta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ISBLANK([.B51]);&quot;&quot;;(IF([.C51]&lt;=[.G48];IF([.D51]&lt;=[.H47];[.H48];IF([.D51] &lt;=[.I47];[.I48];IF([.D51]&gt;=[.J47];[.J48];&quot;Error&quot;)));IF([.C51]&lt;=[.G49];IF([.D51]&lt;=[.H47];[.H49];IF([.D51]&lt;=[.I47];[.I49];IF([.D51]&gt;=[.J47];[.J49];&quot;Error&quot;)));IF([.C51]&gt;=[.G50];IF([.D51]&lt;=[.H47];[.H50];IF([.D51]&lt;=[.I47];[.I50];IF([.D51]&gt;=[.J47];[.J50];&quot;Error&quot;))))))))" table:style-name="ce15"/>
          <table:table-cell table:number-columns-repeated="2" table:style-name="ce28"/>
          <table:table-cell table:number-columns-repeated="16377" table:style-name="ce1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ISBLANK([.B52]);&quot;&quot;;(IF([.C52]&lt;=[.G48];IF([.D52]&lt;=[.H47];[.H48];IF([.D52] &lt;=[.I47];[.I48];IF([.D52]&gt;=[.J47];[.J48];&quot;Error&quot;)));IF([.C52]&lt;=[.G49];IF([.D52]&lt;=[.H47];[.H49];IF([.D52]&lt;=[.I47];[.I49];IF([.D52]&gt;=[.J47];[.J49];&quot;Error&quot;)));IF([.C52]&gt;=[.G50];IF([.D52]&lt;=[.H47];[.H50];IF([.D52]&lt;=[.I47];[.I50];IF([.D52]&gt;=[.J47];[.J50];&quot;Error&quot;))))))))" table:style-name="ce15"/>
          <table:table-cell table:number-columns-repeated="2" table:style-name="ce28"/>
          <table:table-cell table:number-columns-repeated="16377" table:style-name="ce1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ISBLANK([.B53]);&quot;&quot;;(IF([.C53]&lt;=[.G48];IF([.D53]&lt;=[.H47];[.H48];IF([.D53] &lt;=[.I47];[.I48];IF([.D53]&gt;=[.J47];[.J48];&quot;Error&quot;)));IF([.C53]&lt;=[.G49];IF([.D53]&lt;=[.H47];[.H49];IF([.D53]&lt;=[.I47];[.I49];IF([.D53]&gt;=[.J47];[.J49];&quot;Error&quot;)));IF([.C53]&gt;=[.G50];IF([.D53]&lt;=[.H47];[.H50];IF([.D53]&lt;=[.I47];[.I50];IF([.D53]&gt;=[.J47];[.J50];&quot;Error&quot;))))))))" table:style-name="ce15"/>
          <table:table-cell table:number-columns-repeated="2" table:style-name="ce28"/>
          <table:table-cell office:value-type="string" table:style-name="ce2">
            <text:p>Clasificación</text:p>
          </table:table-cell>
          <table:table-cell office:value-type="string" table:style-name="ce2">
            <text:p>Clasificación</text:p>
          </table:table-cell>
          <table:table-cell office:value-type="string" table:style-name="ce2">
            <text:p>Clasificación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ISBLANK([.B54]);&quot;&quot;;(IF([.C54]&lt;=[.G48];IF([.D54]&lt;=[.H47];[.H48];IF([.D54] &lt;=[.I47];[.I48];IF([.D54]&gt;=[.J47];[.J48];&quot;Error&quot;)));IF([.C54]&lt;=[.G49];IF([.D54]&lt;=[.H47];[.H49];IF([.D54]&lt;=[.I47];[.I49];IF([.D54]&gt;=[.J47];[.J49];&quot;Error&quot;)));IF([.C54]&gt;=[.G50];IF([.D54]&lt;=[.H47];[.H50];IF([.D54]&lt;=[.I47];[.I50];IF([.D54]&gt;=[.J47];[.J50];&quot;Error&quot;))))))))" table:style-name="ce15"/>
          <table:table-cell table:style-name="ce28"/>
          <table:table-cell office:value-type="string" table:style-name="ce3">
            <text:p>Complejidad</text:p>
          </table:table-cell>
          <table:table-cell office:value-type="string" table:style-name="ce4">
            <text:p>Baja</text:p>
          </table:table-cell>
          <table:table-cell office:value-type="string" table:style-name="ce4">
            <text:p>Media</text:p>
          </table:table-cell>
          <table:table-cell office:value-type="string" table:style-name="ce4">
            <text:p>Alta</text:p>
          </table:table-cell>
          <table:table-cell office:value-type="string" table:style-name="ce45">
            <text:p>Total</text:p>
          </table:table-cell>
          <table:table-cell table:number-columns-repeated="16373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ISBLANK([.B55]);&quot;&quot;;(IF([.C55]&lt;=[.G48];IF([.D55]&lt;=[.H47];[.H48];IF([.D55] &lt;=[.I47];[.I48];IF([.D55]&gt;=[.J47];[.J48];&quot;Error&quot;)));IF([.C55]&lt;=[.G49];IF([.D55]&lt;=[.H47];[.H49];IF([.D55]&lt;=[.I47];[.I49];IF([.D55]&gt;=[.J47];[.J49];&quot;Error&quot;)));IF([.C55]&gt;=[.G50];IF([.D55]&lt;=[.H47];[.H50];IF([.D55]&lt;=[.I47];[.I50];IF([.D55]&gt;=[.J47];[.J50];&quot;Error&quot;))))))))" table:style-name="ce15"/>
          <table:table-cell table:style-name="ce28"/>
          <table:table-cell office:value-type="string" table:style-name="ce40">
            <text:p>EO</text:p>
          </table:table-cell>
          <table:table-cell office:value-type="float" office:value="4" table:style-name="ce17">
            <text:p>4</text:p>
          </table:table-cell>
          <table:table-cell office:value-type="float" office:value="5" table:style-name="ce17">
            <text:p>5</text:p>
          </table:table-cell>
          <table:table-cell office:value-type="float" office:value="7" table:style-name="ce17">
            <text:p>7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ISBLANK([.B56]);&quot;&quot;;(IF([.C56]&lt;=[.G48];IF([.D56]&lt;=[.H47];[.H48];IF([.D56] &lt;=[.I47];[.I48];IF([.D56]&gt;=[.J47];[.J48];&quot;Error&quot;)));IF([.C56]&lt;=[.G49];IF([.D56]&lt;=[.H47];[.H49];IF([.D56]&lt;=[.I47];[.I49];IF([.D56]&gt;=[.J47];[.J49];&quot;Error&quot;)));IF([.C56]&gt;=[.G50];IF([.D56]&lt;=[.H47];[.H50];IF([.D56]&lt;=[.I47];[.I50];IF([.D56]&gt;=[.J47];[.J50];&quot;Error&quot;))))))))" table:style-name="ce15"/>
          <table:table-cell table:style-name="ce28"/>
          <table:table-cell office:value-type="string" table:style-name="ce42">
            <text:p>Cantidad</text:p>
          </table:table-cell>
          <table:table-cell office:value-type="float" office:value="0" table:formula="of:=DCOUNTA([.B48:.E58];[.E48];[.H53:.H54])" table:style-name="ce43">
            <text:p>0</text:p>
          </table:table-cell>
          <table:table-cell office:value-type="float" office:value="1" table:formula="of:=DCOUNTA([.B48:.E59];[.E48];[.I53:.I54])" table:style-name="ce43">
            <text:p>1</text:p>
          </table:table-cell>
          <table:table-cell office:value-type="float" office:value="0" table:formula="of:=DCOUNTA([.B48:.E59];[.E48];[.J53:.J54])" table:style-name="ce43">
            <text:p>0</text:p>
          </table:table-cell>
          <table:table-cell office:value-type="float" office:value="5" table:formula="of:=[.H55]*[.H56]+[.I55]*[.I56]+[.J55]*[.J56]" table:style-name="ce46">
            <text:p>5</text:p>
          </table:table-cell>
          <table:table-cell table:number-columns-repeated="16373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ISBLANK([.B57]);&quot;&quot;;(IF([.C57]&lt;=[.G48];IF([.D57]&lt;=[.H47];[.H48];IF([.D57] &lt;=[.I47];[.I48];IF([.D57]&gt;=[.J47];[.J48];&quot;Error&quot;)));IF([.C57]&lt;=[.G49];IF([.D57]&lt;=[.H47];[.H49];IF([.D57]&lt;=[.I47];[.I49];IF([.D57]&gt;=[.J47];[.J49];&quot;Error&quot;)));IF([.C57]&gt;=[.G50];IF([.D57]&lt;=[.H47];[.H50];IF([.D57]&lt;=[.I47];[.I50];IF([.D57]&gt;=[.J47];[.J50];&quot;Error&quot;))))))))" table:style-name="ce15"/>
          <table:table-cell table:number-columns-repeated="2" table:style-name="ce28"/>
          <table:table-cell table:number-columns-repeated="16377" table:style-name="ce1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ISBLANK([.B58]);&quot;&quot;;(IF([.C58]&lt;=[.G48];IF([.D58]&lt;=[.H47];[.H48];IF([.D58] &lt;=[.I47];[.I48];IF([.D58]&gt;=[.J47];[.J48];&quot;Error&quot;)));IF([.C58]&lt;=[.G49];IF([.D58]&lt;=[.H47];[.H49];IF([.D58]&lt;=[.I47];[.I49];IF([.D58]&gt;=[.J47];[.J49];&quot;Error&quot;)));IF([.C58]&gt;=[.G50];IF([.D58]&lt;=[.H47];[.H50];IF([.D58]&lt;=[.I47];[.I50];IF([.D58]&gt;=[.J47];[.J50];&quot;Error&quot;))))))))" table:style-name="ce15"/>
          <table:table-cell table:number-columns-repeated="2" table:style-name="ce28"/>
          <table:table-cell table:number-columns-repeated="16377" table:style-name="ce1"/>
        </table:table-row>
        <table:table-row table:style-name="ro1">
          <table:table-cell/>
          <table:table-cell table:style-name="ce42"/>
          <table:table-cell table:number-columns-repeated="2" table:style-name="ce43"/>
          <table:table-cell office:value-type="string" office:string-value="" table:formula="of:=IF(ISBLANK([.B59]);&quot;&quot;;(IF([.C59]&lt;=[.G48];IF([.D59]&lt;=[.H47];[.H48];IF([.D59] &lt;=[.I47];[.I48];IF([.D59]&gt;=[.J47];[.J48];&quot;Error&quot;)));IF([.C59]&lt;=[.G49];IF([.D59]&lt;=[.H47];[.H49];IF([.D59]&lt;=[.I47];[.I49];IF([.D59]&gt;=[.J47];[.J49];&quot;Error&quot;)));IF([.C59]&gt;=[.G50];IF([.D59]&lt;=[.H47];[.H50];IF([.D59]&lt;=[.I47];[.I50];IF([.D59]&gt;=[.J47];[.J50];&quot;Error&quot;))))))))" table:style-name="ce44"/>
          <table:table-cell table:number-columns-repeated="2" table:style-name="ce28"/>
          <table:table-cell table:number-columns-repeated="16377" table:style-name="ce1"/>
        </table:table-row>
        <table:table-row table:style-name="ro1">
          <table:table-cell/>
          <table:table-cell table:number-columns-repeated="6" table:style-name="ce28"/>
          <table:table-cell office:value-type="string" table:style-name="ce4">
            <text:p>1 a 4 DET</text:p>
          </table:table-cell>
          <table:table-cell office:value-type="string" table:style-name="ce4">
            <text:p>5 a 15 DET</text:p>
          </table:table-cell>
          <table:table-cell office:value-type="string" table:style-name="ce5">
            <text:p>&gt;=16 DET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number-columns-spanned="4" table:number-rows-spanned="1" table:style-name="ce71">
            <text:p>EI (Entradas Externas)</text:p>
          </table:table-cell>
          <table:covered-table-cell table:number-columns-repeated="3"/>
          <table:table-cell table:style-name="ce1"/>
          <table:table-cell office:value-type="string" table:style-name="ce3">
            <text:p>Complejidad</text:p>
          </table:table-cell>
          <table:table-cell office:value-type="float" office:value="4" table:style-name="ce4">
            <text:p>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5">
            <text:p>16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31">
            <text:p>Nombre</text:p>
          </table:table-cell>
          <table:table-cell office:value-type="string" table:style-name="ce2">
            <text:p>Nº de Registros Lógicos(FTR)</text:p>
          </table:table-cell>
          <table:table-cell office:value-type="string" table:style-name="ce2">
            <text:p>Atributos(DET)</text:p>
          </table:table-cell>
          <table:table-cell office:value-type="string" table:style-name="ce32">
            <text:p>Clasificación</text:p>
          </table:table-cell>
          <table:table-cell office:value-type="string" table:style-name="ce40">
            <text:p>0-1 FTR</text:p>
          </table:table-cell>
          <table:table-cell office:value-type="float" office:value="1" table:style-name="ce40">
            <text:p>1</text:p>
          </table:table-cell>
          <table:table-cell office:value-type="string" table:style-name="ce50">
            <text:p>Baja</text:p>
          </table:table-cell>
          <table:table-cell office:value-type="string" table:style-name="ce50">
            <text:p>Baja</text:p>
          </table:table-cell>
          <table:table-cell office:value-type="string" table:style-name="ce51">
            <text:p>Media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33">
            <text:p>Datos de un sensor</text:p>
          </table:table-cell>
          <table:table-cell office:value-type="float" office:value="1" table:style-name="ce34">
            <text:p>1</text:p>
          </table:table-cell>
          <table:table-cell office:value-type="float" office:value="5" table:style-name="ce34">
            <text:p>5</text:p>
          </table:table-cell>
          <table:table-cell office:value-type="string" office:string-value="Baja" table:formula="of:=IF(ISBLANK([.B63]);&quot;&quot;;(IF([.C63]&lt;=[.G62];IF([.D63]&lt;=[.H61];[.H62];IF([.D63] &lt;=[.I61];[.I62];IF([.D63]&gt;=[.J61];[.J62];&quot;Error&quot;)));IF([.C63]&lt;=[.G63];IF([.D63]&lt;=[.H61];[.H63];IF([.D63]&lt;=[.I61];[.I63];IF([.D63]&gt;=[.J61];[.J63];&quot;Error&quot;)));IF([.C63]&gt;=[.G64];IF([.D63]&lt;=[.H61];[.H64];IF([.D63]&lt;=[.I61];[.I64];IF([.D63]&gt;=[.J61];[.J64];&quot;Error&quot;))))))))" table:style-name="ce15">
            <text:p>Baja</text:p>
          </table:table-cell>
          <table:table-cell office:value-type="string" table:style-name="ce40">
            <text:p>2 FTR</text:p>
          </table:table-cell>
          <table:table-cell office:value-type="float" office:value="2" table:style-name="ce40">
            <text:p>2</text:p>
          </table:table-cell>
          <table:table-cell office:value-type="string" table:style-name="ce50">
            <text:p>Baja</text:p>
          </table:table-cell>
          <table:table-cell office:value-type="string" table:style-name="ce50">
            <text:p>Media</text:p>
          </table:table-cell>
          <table:table-cell office:value-type="string" table:style-name="ce51">
            <text:p>Alta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ISBLANK([.B64]);&quot;&quot;;(IF([.C64]&lt;=[.G62];IF([.D64]&lt;=[.H61];[.H62];IF([.D64] &lt;=[.I61];[.I62];IF([.D64]&gt;=[.J61];[.J62];&quot;Error&quot;)));IF([.C64]&lt;=[.G63];IF([.D64]&lt;=[.H61];[.H63];IF([.D64]&lt;=[.I61];[.I63];IF([.D64]&gt;=[.J61];[.J63];&quot;Error&quot;)));IF([.C64]&gt;=[.G64];IF([.D64]&lt;=[.H61];[.H64];IF([.D64]&lt;=[.I61];[.I64];IF([.D64]&gt;=[.J61];[.J64];&quot;Error&quot;))))))))" table:style-name="ce15"/>
          <table:table-cell office:value-type="string" table:style-name="ce55">
            <text:p>&gt;=3 FTR</text:p>
          </table:table-cell>
          <table:table-cell office:value-type="float" office:value="3" table:style-name="ce55">
            <text:p>3</text:p>
          </table:table-cell>
          <table:table-cell office:value-type="string" table:style-name="ce53">
            <text:p>Media</text:p>
          </table:table-cell>
          <table:table-cell office:value-type="string" table:style-name="ce53">
            <text:p>Alta</text:p>
          </table:table-cell>
          <table:table-cell office:value-type="string" table:style-name="ce54">
            <text:p>Alta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style-name="ce33"/>
          <table:table-cell table:number-columns-repeated="2" table:style-name="ce34"/>
          <table:table-cell office:value-type="string" office:string-value="" table:formula="of:=IF(ISBLANK([.B65]);&quot;&quot;;(IF([.C65]&lt;=[.G62];IF([.D65]&lt;=[.H61];[.H62];IF([.D65] &lt;=[.I61];[.I62];IF([.D65]&gt;=[.J61];[.J62];&quot;Error&quot;)));IF([.C65]&lt;=[.G63];IF([.D65]&lt;=[.H61];[.H63];IF([.D65]&lt;=[.I61];[.I63];IF([.D65]&gt;=[.J61];[.J63];&quot;Error&quot;)));IF([.C65]&gt;=[.G64];IF([.D65]&lt;=[.H61];[.H64];IF([.D65]&lt;=[.I61];[.I64];IF([.D65]&gt;=[.J61];[.J64];&quot;Error&quot;))))))))" table:style-name="ce15"/>
          <table:table-cell table:style-name="ce1"/>
          <table:table-cell table:style-name="ce28"/>
          <table:table-cell table:number-columns-repeated="16377" table:style-name="ce1"/>
        </table:table-row>
        <table:table-row table:style-name="ro1">
          <table:table-cell table:style-name="ce1"/>
          <table:table-cell table:style-name="ce33"/>
          <table:table-cell table:number-columns-repeated="2" table:style-name="ce34"/>
          <table:table-cell office:value-type="string" office:string-value="" table:formula="of:=IF(ISBLANK([.B66]);&quot;&quot;;(IF([.C66]&lt;=[.G62];IF([.D66]&lt;=[.H61];[.H62];IF([.D66] &lt;=[.I61];[.I62];IF([.D66]&gt;=[.J61];[.J62];&quot;Error&quot;)));IF([.C66]&lt;=[.G63];IF([.D66]&lt;=[.H61];[.H63];IF([.D66]&lt;=[.I61];[.I63];IF([.D66]&gt;=[.J61];[.J63];&quot;Error&quot;)));IF([.C66]&gt;=[.G64];IF([.D66]&lt;=[.H61];[.H64];IF([.D66]&lt;=[.I61];[.I64];IF([.D66]&gt;=[.J61];[.J64];&quot;Error&quot;))))))))" table:style-name="ce15"/>
          <table:table-cell table:style-name="ce1"/>
          <table:table-cell table:style-name="ce28"/>
          <table:table-cell table:number-columns-repeated="16377" table:style-name="ce1"/>
        </table:table-row>
        <table:table-row table:style-name="ro1">
          <table:table-cell table:style-name="ce1"/>
          <table:table-cell table:style-name="ce33"/>
          <table:table-cell table:number-columns-repeated="2" table:style-name="ce34"/>
          <table:table-cell office:value-type="string" office:string-value="" table:formula="of:=IF(ISBLANK([.B67]);&quot;&quot;;(IF([.C67]&lt;=[.G62];IF([.D67]&lt;=[.H61];[.H62];IF([.D67] &lt;=[.I61];[.I62];IF([.D67]&gt;=[.J61];[.J62];&quot;Error&quot;)));IF([.C67]&lt;=[.G63];IF([.D67]&lt;=[.H61];[.H63];IF([.D67]&lt;=[.I61];[.I63];IF([.D67]&gt;=[.J61];[.J63];&quot;Error&quot;)));IF([.C67]&gt;=[.G64];IF([.D67]&lt;=[.H61];[.H64];IF([.D67]&lt;=[.I61];[.I64];IF([.D67]&gt;=[.J61];[.J64];&quot;Error&quot;))))))))" table:style-name="ce15"/>
          <table:table-cell table:style-name="ce1"/>
          <table:table-cell table:style-name="ce28"/>
          <table:table-cell office:value-type="string" table:style-name="ce2">
            <text:p>Clasificación</text:p>
          </table:table-cell>
          <table:table-cell office:value-type="string" table:style-name="ce2">
            <text:p>Clasificación</text:p>
          </table:table-cell>
          <table:table-cell office:value-type="string" table:style-name="ce2">
            <text:p>Clasificación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style-name="ce33"/>
          <table:table-cell table:number-columns-repeated="2" table:style-name="ce34"/>
          <table:table-cell office:value-type="string" office:string-value="" table:formula="of:=IF(ISBLANK([.B68]);&quot;&quot;;(IF([.C68]&lt;=[.G62];IF([.D68]&lt;=[.H61];[.H62];IF([.D68] &lt;=[.I61];[.I62];IF([.D68]&gt;=[.J61];[.J62];&quot;Error&quot;)));IF([.C68]&lt;=[.G63];IF([.D68]&lt;=[.H61];[.H63];IF([.D68]&lt;=[.I61];[.I63];IF([.D68]&gt;=[.J61];[.J63];&quot;Error&quot;)));IF([.C68]&gt;=[.G64];IF([.D68]&lt;=[.H61];[.H64];IF([.D68]&lt;=[.I61];[.I64];IF([.D68]&gt;=[.J61];[.J64];&quot;Error&quot;))))))))" table:style-name="ce15"/>
          <table:table-cell table:style-name="ce1"/>
          <table:table-cell office:value-type="string" table:style-name="ce3">
            <text:p>Complejidad</text:p>
          </table:table-cell>
          <table:table-cell office:value-type="string" table:style-name="ce4">
            <text:p>Baja</text:p>
          </table:table-cell>
          <table:table-cell office:value-type="string" table:style-name="ce4">
            <text:p>Media</text:p>
          </table:table-cell>
          <table:table-cell office:value-type="string" table:style-name="ce5">
            <text:p>Alta</text:p>
          </table:table-cell>
          <table:table-cell office:value-type="string" table:style-name="ce45">
            <text:p>Total</text:p>
          </table:table-cell>
          <table:table-cell table:number-columns-repeated="16373"/>
        </table:table-row>
        <table:table-row table:style-name="ro1">
          <table:table-cell table:style-name="ce1"/>
          <table:table-cell table:style-name="ce33"/>
          <table:table-cell table:number-columns-repeated="2" table:style-name="ce34"/>
          <table:table-cell office:value-type="string" office:string-value="" table:formula="of:=IF(ISBLANK([.B69]);&quot;&quot;;(IF([.C69]&lt;=[.G62];IF([.D69]&lt;=[.H61];[.H62];IF([.D69] &lt;=[.I61];[.I62];IF([.D69]&gt;=[.J61];[.J62];&quot;Error&quot;)));IF([.C69]&lt;=[.G63];IF([.D69]&lt;=[.H61];[.H63];IF([.D69]&lt;=[.I61];[.I63];IF([.D69]&gt;=[.J61];[.J63];&quot;Error&quot;)));IF([.C69]&gt;=[.G64];IF([.D69]&lt;=[.H61];[.H64];IF([.D69]&lt;=[.I61];[.I64];IF([.D69]&gt;=[.J61];[.J64];&quot;Error&quot;))))))))" table:style-name="ce15"/>
          <table:table-cell table:style-name="ce1"/>
          <table:table-cell office:value-type="string" table:style-name="ce40">
            <text:p>EI</text:p>
          </table:table-cell>
          <table:table-cell office:value-type="float" office:value="3" table:style-name="ce17">
            <text:p>3</text:p>
          </table:table-cell>
          <table:table-cell office:value-type="float" office:value="4" table:style-name="ce17">
            <text:p>4</text:p>
          </table:table-cell>
          <table:table-cell office:value-type="float" office:value="6" table:style-name="ce56">
            <text:p>6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style-name="ce33"/>
          <table:table-cell table:number-columns-repeated="2" table:style-name="ce34"/>
          <table:table-cell office:value-type="string" office:string-value="" table:formula="of:=IF(ISBLANK([.B70]);&quot;&quot;;(IF([.C70]&lt;=[.G62];IF([.D70]&lt;=[.H61];[.H62];IF([.D70] &lt;=[.I61];[.I62];IF([.D70]&gt;=[.J61];[.J62];&quot;Error&quot;)));IF([.C70]&lt;=[.G63];IF([.D70]&lt;=[.H61];[.H63];IF([.D70]&lt;=[.I61];[.I63];IF([.D70]&gt;=[.J61];[.J63];&quot;Error&quot;)));IF([.C70]&gt;=[.G64];IF([.D70]&lt;=[.H61];[.H64];IF([.D70]&lt;=[.I61];[.I64];IF([.D70]&gt;=[.J61];[.J64];&quot;Error&quot;))))))))" table:style-name="ce15"/>
          <table:table-cell table:style-name="ce1"/>
          <table:table-cell office:value-type="string" table:style-name="ce42">
            <text:p>Cantidad</text:p>
          </table:table-cell>
          <table:table-cell office:value-type="float" office:value="1" table:formula="of:=DCOUNTA([.B62:.E71];[.E62];[.H67:.H68])" table:style-name="ce43">
            <text:p>1</text:p>
          </table:table-cell>
          <table:table-cell office:value-type="float" office:value="0" table:formula="of:=DCOUNTA([.B62:.E71];[.E62];[.I67:.I68])" table:style-name="ce43">
            <text:p>0</text:p>
          </table:table-cell>
          <table:table-cell office:value-type="float" office:value="0" table:formula="of:=DCOUNTA([.B62:.E71];[.E62];[.J67:.J68])" table:style-name="ce44">
            <text:p>0</text:p>
          </table:table-cell>
          <table:table-cell office:value-type="float" office:value="3" table:formula="of:=[.H69]*[.H70]+[.I69]*[.I70]+[.J69]*[.J70]" table:style-name="ce46">
            <text:p>3</text:p>
          </table:table-cell>
          <table:table-cell table:number-columns-repeated="16373"/>
        </table:table-row>
        <table:table-row table:style-name="ro1">
          <table:table-cell table:style-name="ce1"/>
          <table:table-cell table:style-name="ce42"/>
          <table:table-cell table:number-columns-repeated="2" table:style-name="ce43"/>
          <table:table-cell office:value-type="string" office:string-value="" table:formula="of:=IF(ISBLANK([.B71]);&quot;&quot;;(IF([.C71]&lt;=[.G62];IF([.D71]&lt;=[.H61];[.H62];IF([.D71] &lt;=[.I61];[.I62];IF([.D71]&gt;=[.J61];[.J62];&quot;Error&quot;)));IF([.C71]&lt;=[.G63];IF([.D71]&lt;=[.H61];[.H63];IF([.D71]&lt;=[.I61];[.I63];IF([.D71]&gt;=[.J61];[.J63];&quot;Error&quot;)));IF([.C71]&gt;=[.G64];IF([.D71]&lt;=[.H61];[.H64];IF([.D71]&lt;=[.I61];[.I64];IF([.D71]&gt;=[.J61];[.J64];&quot;Error&quot;))))))))" table:style-name="ce44"/>
          <table:table-cell table:style-name="ce1"/>
          <table:table-cell table:style-name="ce28"/>
          <table:table-cell table:number-columns-repeated="16377" table:style-name="ce1"/>
        </table:table-row>
        <table:table-row table:style-name="ro1">
          <table:table-cell table:style-name="ce1"/>
          <table:table-cell table:number-columns-repeated="4" table:style-name="ce28"/>
          <table:table-cell table:style-name="ce1"/>
          <table:table-cell table:style-name="ce28"/>
          <table:table-cell office:value-type="string" table:style-name="ce4">
            <text:p>1 a 4 DET</text:p>
          </table:table-cell>
          <table:table-cell office:value-type="string" table:style-name="ce4">
            <text:p>5 a 15 DET</text:p>
          </table:table-cell>
          <table:table-cell office:value-type="string" table:style-name="ce5">
            <text:p>&gt;=16 DET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number-columns-spanned="4" table:number-rows-spanned="1" table:style-name="ce71">
            <text:p>EQ (Consultas Externas)</text:p>
          </table:table-cell>
          <table:covered-table-cell table:number-columns-repeated="3"/>
          <table:table-cell table:style-name="ce57"/>
          <table:table-cell office:value-type="string" table:style-name="ce3">
            <text:p>Complejidad</text:p>
          </table:table-cell>
          <table:table-cell office:value-type="float" office:value="4" table:style-name="ce2">
            <text:p>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31">
            <text:p>Nombre</text:p>
          </table:table-cell>
          <table:table-cell office:value-type="string" table:style-name="ce2">
            <text:p>Nº de Registros Lógicos(FTR)</text:p>
          </table:table-cell>
          <table:table-cell office:value-type="string" table:style-name="ce2">
            <text:p>Atributos(DET)</text:p>
          </table:table-cell>
          <table:table-cell office:value-type="string" table:style-name="ce32">
            <text:p>Clasificación</text:p>
          </table:table-cell>
          <table:table-cell office:value-type="string" table:style-name="ce40">
            <text:p>0-1 FTR</text:p>
          </table:table-cell>
          <table:table-cell office:value-type="float" office:value="1" table:style-name="ce40">
            <text:p>1</text:p>
          </table:table-cell>
          <table:table-cell office:value-type="string" table:style-name="ce50">
            <text:p>Baja</text:p>
          </table:table-cell>
          <table:table-cell office:value-type="string" table:style-name="ce50">
            <text:p>Baja</text:p>
          </table:table-cell>
          <table:table-cell office:value-type="string" table:style-name="ce51">
            <text:p>Media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58">
            <text:p>Entrada</text:p>
          </table:table-cell>
          <table:table-cell office:value-type="string" table:style-name="ce33">
            <text:p>Acción a realizar sobre un sensor</text:p>
          </table:table-cell>
          <table:table-cell office:value-type="float" office:value="1" table:style-name="ce34">
            <text:p>1</text:p>
          </table:table-cell>
          <table:table-cell office:value-type="float" office:value="3" table:style-name="ce34">
            <text:p>3</text:p>
          </table:table-cell>
          <table:table-cell office:value-type="string" office:string-value="Baja" table:formula="of:=IF(ISBLANK([.B75]);&quot;&quot;;(IF([.C75]&lt;=[.G74];IF([.D75]&lt;=[.H73];[.H74];IF([.D75] &lt;=[.I73];[.I74];IF([.D75]&gt;=[.J73];[.J74];&quot;Error&quot;)));IF([.C75]&lt;=[.G75];IF([.D75]&lt;=[.H73];[.H75];IF([.D75]&lt;=[.I73];[.I75];IF([.D75]&gt;=[.J73];[.J75];&quot;Error&quot;)));IF([.C75]&gt;=[.G76];IF([.D75]&lt;=[.H73];[.H76];IF([.D75]&lt;=[.I73];[.I76];IF([.D75]&gt;=[.J73];[.J76];&quot;Error&quot;))))))))" table:style-name="ce15">
            <text:p>Baja</text:p>
          </table:table-cell>
          <table:table-cell office:value-type="string" table:style-name="ce40">
            <text:p>2 FTR</text:p>
          </table:table-cell>
          <table:table-cell office:value-type="float" office:value="2" table:style-name="ce40">
            <text:p>2</text:p>
          </table:table-cell>
          <table:table-cell office:value-type="string" table:style-name="ce50">
            <text:p>Baja</text:p>
          </table:table-cell>
          <table:table-cell office:value-type="string" table:style-name="ce50">
            <text:p>Media</text:p>
          </table:table-cell>
          <table:table-cell office:value-type="string" table:style-name="ce51">
            <text:p>Alta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style-name="ce33"/>
          <table:table-cell table:number-columns-repeated="2" table:style-name="ce34"/>
          <table:table-cell office:value-type="string" office:string-value="" table:formula="of:=IF(ISBLANK([.B76]);&quot;&quot;;(IF([.C76]&lt;=[.G74];IF([.D76]&lt;=[.H73];[.H74];IF([.D76] &lt;=[.I73];[.I74];IF([.D76]&gt;=[.J73];[.J74];&quot;Error&quot;)));IF([.C76]&lt;=[.G75];IF([.D76]&lt;=[.H73];[.H75];IF([.D76]&lt;=[.I73];[.I75];IF([.D76]&gt;=[.J73];[.J75];&quot;Error&quot;)));IF([.C76]&gt;=[.G76];IF([.D76]&lt;=[.H73];[.H76];IF([.D76]&lt;=[.I73];[.I76];IF([.D76]&gt;=[.J73];[.J76];&quot;Error&quot;))))))))" table:style-name="ce15"/>
          <table:table-cell office:value-type="string" table:style-name="ce55">
            <text:p>&gt;=3 FTR</text:p>
          </table:table-cell>
          <table:table-cell office:value-type="float" office:value="3" table:style-name="ce55">
            <text:p>3</text:p>
          </table:table-cell>
          <table:table-cell office:value-type="string" table:style-name="ce53">
            <text:p>Media</text:p>
          </table:table-cell>
          <table:table-cell office:value-type="string" table:style-name="ce53">
            <text:p>Alta</text:p>
          </table:table-cell>
          <table:table-cell office:value-type="string" table:style-name="ce54">
            <text:p>Alta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style-name="ce33"/>
          <table:table-cell table:number-columns-repeated="2" table:style-name="ce34"/>
          <table:table-cell office:value-type="string" office:string-value="" table:formula="of:=IF(ISBLANK([.B77]);&quot;&quot;;(IF([.C77]&lt;=[.G74];IF([.D77]&lt;=[.H73];[.H74];IF([.D77] &lt;=[.I73];[.I74];IF([.D77]&gt;=[.J73];[.J74];&quot;Error&quot;)));IF([.C77]&lt;=[.G75];IF([.D77]&lt;=[.H73];[.H75];IF([.D77]&lt;=[.I73];[.I75];IF([.D77]&gt;=[.J73];[.J75];&quot;Error&quot;)));IF([.C77]&gt;=[.G76];IF([.D77]&lt;=[.H73];[.H76];IF([.D77]&lt;=[.I73];[.I76];IF([.D77]&gt;=[.J73];[.J76];&quot;Error&quot;))))))))" table:style-name="ce15"/>
          <table:table-cell table:style-name="ce57"/>
          <table:table-cell table:style-name="ce28"/>
          <table:table-cell table:number-columns-repeated="16377" table:style-name="ce1"/>
        </table:table-row>
        <table:table-row table:style-name="ro1">
          <table:table-cell table:style-name="ce1"/>
          <table:table-cell table:style-name="ce33"/>
          <table:table-cell table:number-columns-repeated="2" table:style-name="ce34"/>
          <table:table-cell office:value-type="string" office:string-value="" table:formula="of:=IF(ISBLANK([.B78]);&quot;&quot;;(IF([.C78]&lt;=[.G74];IF([.D78]&lt;=[.H73];[.H74];IF([.D78] &lt;=[.I73];[.I74];IF([.D78]&gt;=[.J73];[.J74];&quot;Error&quot;)));IF([.C78]&lt;=[.G75];IF([.D78]&lt;=[.H73];[.H75];IF([.D78]&lt;=[.I73];[.I75];IF([.D78]&gt;=[.J73];[.J75];&quot;Error&quot;)));IF([.C78]&gt;=[.G76];IF([.D78]&lt;=[.H73];[.H76];IF([.D78]&lt;=[.I73];[.I76];IF([.D78]&gt;=[.J73];[.J76];&quot;Error&quot;))))))))" table:style-name="ce15"/>
          <table:table-cell table:style-name="ce57"/>
          <table:table-cell table:style-name="ce28"/>
          <table:table-cell table:number-columns-repeated="16377" table:style-name="ce1"/>
        </table:table-row>
        <table:table-row table:style-name="ro1">
          <table:table-cell table:style-name="ce1"/>
          <table:table-cell table:style-name="ce33"/>
          <table:table-cell table:number-columns-repeated="2" table:style-name="ce34"/>
          <table:table-cell office:value-type="string" office:string-value="" table:formula="of:=IF(ISBLANK([.B79]);&quot;&quot;;(IF([.C79]&lt;=[.G74];IF([.D79]&lt;=[.H73];[.H74];IF([.D79] &lt;=[.I73];[.I74];IF([.D79]&gt;=[.J73];[.J74];&quot;Error&quot;)));IF([.C79]&lt;=[.G75];IF([.D79]&lt;=[.H73];[.H75];IF([.D79]&lt;=[.I73];[.I75];IF([.D79]&gt;=[.J73];[.J75];&quot;Error&quot;)));IF([.C79]&gt;=[.G76];IF([.D79]&lt;=[.H73];[.H76];IF([.D79]&lt;=[.I73];[.I76];IF([.D79]&gt;=[.J73];[.J76];&quot;Error&quot;))))))))" table:style-name="ce15"/>
          <table:table-cell table:style-name="ce57"/>
          <table:table-cell table:style-name="ce59"/>
          <table:table-cell office:value-type="string" table:style-name="ce2">
            <text:p>Clasificación</text:p>
          </table:table-cell>
          <table:table-cell office:value-type="string" table:style-name="ce2">
            <text:p>Clasificación</text:p>
          </table:table-cell>
          <table:table-cell office:value-type="string" table:style-name="ce2">
            <text:p>Clasificación</text:p>
          </table:table-cell>
          <table:table-cell table:style-name="ce57"/>
          <table:table-cell table:number-columns-repeated="16373"/>
        </table:table-row>
        <table:table-row table:style-name="ro1">
          <table:table-cell table:style-name="ce1"/>
          <table:table-cell table:style-name="ce33"/>
          <table:table-cell table:number-columns-repeated="2" table:style-name="ce34"/>
          <table:table-cell office:value-type="string" office:string-value="" table:formula="of:=IF(ISBLANK([.B80]);&quot;&quot;;(IF([.C80]&lt;=[.G74];IF([.D80]&lt;=[.H73];[.H74];IF([.D80] &lt;=[.I73];[.I74];IF([.D80]&gt;=[.J73];[.J74];&quot;Error&quot;)));IF([.C80]&lt;=[.G75];IF([.D80]&lt;=[.H73];[.H75];IF([.D80]&lt;=[.I73];[.I75];IF([.D80]&gt;=[.J73];[.J75];&quot;Error&quot;)));IF([.C80]&gt;=[.G76];IF([.D80]&lt;=[.H73];[.H76];IF([.D80]&lt;=[.I73];[.I76];IF([.D80]&gt;=[.J73];[.J76];&quot;Error&quot;))))))))" table:style-name="ce15"/>
          <table:table-cell table:style-name="ce57"/>
          <table:table-cell office:value-type="string" table:style-name="ce3">
            <text:p>Complejidad</text:p>
          </table:table-cell>
          <table:table-cell office:value-type="string" table:style-name="ce4">
            <text:p>Baja</text:p>
          </table:table-cell>
          <table:table-cell office:value-type="string" table:style-name="ce4">
            <text:p>Media</text:p>
          </table:table-cell>
          <table:table-cell office:value-type="string" table:style-name="ce5">
            <text:p>Alta</text:p>
          </table:table-cell>
          <table:table-cell office:value-type="string" table:style-name="ce45">
            <text:p>Total</text:p>
          </table:table-cell>
          <table:table-cell table:number-columns-repeated="16373"/>
        </table:table-row>
        <table:table-row table:style-name="ro1">
          <table:table-cell table:style-name="ce1"/>
          <table:table-cell table:style-name="ce33"/>
          <table:table-cell table:number-columns-repeated="2" table:style-name="ce34"/>
          <table:table-cell office:value-type="string" office:string-value="" table:formula="of:=IF(ISBLANK([.B81]);&quot;&quot;;(IF([.C81]&lt;=[.G74];IF([.D81]&lt;=[.H73];[.H74];IF([.D81] &lt;=[.I73];[.I74];IF([.D81]&gt;=[.J73];[.J74];&quot;Error&quot;)));IF([.C81]&lt;=[.G75];IF([.D81]&lt;=[.H73];[.H75];IF([.D81]&lt;=[.I73];[.I75];IF([.D81]&gt;=[.J73];[.J75];&quot;Error&quot;)));IF([.C81]&gt;=[.G76];IF([.D81]&lt;=[.H73];[.H76];IF([.D81]&lt;=[.I73];[.I76];IF([.D81]&gt;=[.J73];[.J76];&quot;Error&quot;))))))))" table:style-name="ce15"/>
          <table:table-cell table:style-name="ce57"/>
          <table:table-cell office:value-type="string" table:style-name="ce40">
            <text:p>EI</text:p>
          </table:table-cell>
          <table:table-cell office:value-type="float" office:value="3" table:style-name="ce17">
            <text:p>3</text:p>
          </table:table-cell>
          <table:table-cell office:value-type="float" office:value="4" table:style-name="ce17">
            <text:p>4</text:p>
          </table:table-cell>
          <table:table-cell office:value-type="float" office:value="6" table:style-name="ce56">
            <text:p>6</text:p>
          </table:table-cell>
          <table:table-cell table:style-name="ce57"/>
          <table:table-cell table:number-columns-repeated="16373"/>
        </table:table-row>
        <table:table-row table:style-name="ro1">
          <table:table-cell table:style-name="ce1"/>
          <table:table-cell table:style-name="ce33"/>
          <table:table-cell table:number-columns-repeated="2" table:style-name="ce34"/>
          <table:table-cell office:value-type="string" office:string-value="" table:formula="of:=IF(ISBLANK([.B82]);&quot;&quot;;(IF([.C82]&lt;=[.G74];IF([.D82]&lt;=[.H73];[.H74];IF([.D82] &lt;=[.I73];[.I74];IF([.D82]&gt;=[.J73];[.J74];&quot;Error&quot;)));IF([.C82]&lt;=[.G75];IF([.D82]&lt;=[.H73];[.H75];IF([.D82]&lt;=[.I73];[.I75];IF([.D82]&gt;=[.J73];[.J75];&quot;Error&quot;)));IF([.C82]&gt;=[.G76];IF([.D82]&lt;=[.H73];[.H76];IF([.D82]&lt;=[.I73];[.I76];IF([.D82]&gt;=[.J73];[.J76];&quot;Error&quot;))))))))" table:style-name="ce15"/>
          <table:table-cell table:style-name="ce57"/>
          <table:table-cell office:value-type="string" table:style-name="ce42">
            <text:p>Cantidad</text:p>
          </table:table-cell>
          <table:table-cell office:value-type="float" office:value="1" table:formula="of:=DCOUNTA([.B95:.E105];[.E95];[.H79:.H80])" table:style-name="ce43">
            <text:p>1</text:p>
          </table:table-cell>
          <table:table-cell office:value-type="float" office:value="0" table:formula="of:=DCOUNTA([.B95:.E105];[.E95];[.I79:.I80])" table:style-name="ce43">
            <text:p>0</text:p>
          </table:table-cell>
          <table:table-cell office:value-type="float" office:value="0" table:formula="of:=DCOUNTA([.B95:.E105];[.E95];[.J79:.J80])" table:style-name="ce44">
            <text:p>0</text:p>
          </table:table-cell>
          <table:table-cell office:value-type="float" office:value="3" table:formula="of:=[.H81]*[.H82]+[.I81]*[.I82]+[.J81]*[.J82]" table:style-name="ce46">
            <text:p>3</text:p>
          </table:table-cell>
          <table:table-cell table:number-columns-repeated="16373"/>
        </table:table-row>
        <table:table-row table:style-name="ro1">
          <table:table-cell table:style-name="ce1"/>
          <table:table-cell table:style-name="ce33"/>
          <table:table-cell table:number-columns-repeated="2" table:style-name="ce34"/>
          <table:table-cell office:value-type="string" office:string-value="" table:formula="of:=IF(ISBLANK([.B83]);&quot;&quot;;(IF([.C83]&lt;=[.G74];IF([.D83]&lt;=[.H73];[.H74];IF([.D83] &lt;=[.I73];[.I74];IF([.D83]&gt;=[.J73];[.J74];&quot;Error&quot;)));IF([.C83]&lt;=[.G75];IF([.D83]&lt;=[.H73];[.H75];IF([.D83]&lt;=[.I73];[.I75];IF([.D83]&gt;=[.J73];[.J75];&quot;Error&quot;)));IF([.C83]&gt;=[.G76];IF([.D83]&lt;=[.H73];[.H76];IF([.D83]&lt;=[.I73];[.I76];IF([.D83]&gt;=[.J73];[.J76];&quot;Error&quot;))))))))" table:style-name="ce15"/>
          <table:table-cell table:style-name="ce57"/>
          <table:table-cell table:number-columns-repeated="2" table:style-name="ce60"/>
          <table:table-cell table:number-columns-repeated="3" table:style-name="ce57"/>
          <table:table-cell table:number-columns-repeated="16373"/>
        </table:table-row>
        <table:table-row table:style-name="ro1">
          <table:table-cell table:style-name="ce1"/>
          <table:table-cell table:style-name="ce33"/>
          <table:table-cell table:number-columns-repeated="2" table:style-name="ce34"/>
          <table:table-cell office:value-type="string" office:string-value="" table:formula="of:=IF(ISBLANK([.B84]);&quot;&quot;;(IF([.C84]&lt;=[.G74];IF([.D84]&lt;=[.H73];[.H74];IF([.D84] &lt;=[.I73];[.I74];IF([.D84]&gt;=[.J73];[.J74];&quot;Error&quot;)));IF([.C84]&lt;=[.G75];IF([.D84]&lt;=[.H73];[.H75];IF([.D84]&lt;=[.I73];[.I75];IF([.D84]&gt;=[.J73];[.J75];&quot;Error&quot;)));IF([.C84]&gt;=[.G76];IF([.D84]&lt;=[.H73];[.H76];IF([.D84]&lt;=[.I73];[.I76];IF([.D84]&gt;=[.J73];[.J76];&quot;Error&quot;))))))))" table:style-name="ce15"/>
          <table:table-cell table:style-name="ce57"/>
          <table:table-cell table:number-columns-repeated="2" table:style-name="ce28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61">
            <text:p>Acción a realizar sobre un sensor</text:p>
          </table:table-cell>
          <table:table-cell office:value-type="float" office:value="1" table:style-name="ce62">
            <text:p>1</text:p>
          </table:table-cell>
          <table:table-cell office:value-type="float" office:value="2" table:style-name="ce62">
            <text:p>2</text:p>
          </table:table-cell>
          <table:table-cell office:value-type="string" office:string-value="Baja" table:formula="of:=IF(ISBLANK([.B85]);&quot;&quot;;(IF([.C85]&lt;=[.G48];IF([.D85]&lt;=[.H47];[.H48];IF([.D85] &lt;=[.I47];[.I48];IF([.D85]&gt;=[.J47];[.J48];&quot;Error&quot;)));IF([.C85]&lt;=[.G49];IF([.D85]&lt;=[.H47];[.H49];IF([.D85]&lt;=[.I47];[.I49];IF([.D85]&gt;=[.J47];[.J49];&quot;Error&quot;)));IF([.C85]&gt;=[.G50];IF([.D85]&lt;=[.H47];[.H50];IF([.D85]&lt;=[.I47];[.I50];IF([.D85]&gt;=[.J47];[.J50];&quot;Error&quot;))))))))" table:style-name="ce63">
            <text:p>Baja</text:p>
          </table:table-cell>
          <table:table-cell table:style-name="ce57"/>
          <table:table-cell table:style-name="ce28"/>
          <table:table-cell office:value-type="string" table:style-name="ce4">
            <text:p>1 a 5 DET</text:p>
          </table:table-cell>
          <table:table-cell office:value-type="string" table:style-name="ce4">
            <text:p>6 a 19 DET</text:p>
          </table:table-cell>
          <table:table-cell office:value-type="string" table:style-name="ce5">
            <text:p>&gt;=20 DET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58">
            <text:p>Salida</text:p>
          </table:table-cell>
          <table:table-cell table:style-name="ce33"/>
          <table:table-cell table:number-columns-repeated="2" table:style-name="ce34"/>
          <table:table-cell office:value-type="string" office:string-value="" table:formula="of:=IF(ISBLANK([.B86]);&quot;&quot;;(IF([.C86]&lt;=[.G48];IF([.D86]&lt;=[.H47];[.H48];IF([.D86] &lt;=[.I47];[.I48];IF([.D86]&gt;=[.J47];[.J48];&quot;Error&quot;)));IF([.C86]&lt;=[.G49];IF([.D86]&lt;=[.H47];[.H49];IF([.D86]&lt;=[.I47];[.I49];IF([.D86]&gt;=[.J47];[.J49];&quot;Error&quot;)));IF([.C86]&gt;=[.G50];IF([.D86]&lt;=[.H47];[.H50];IF([.D86]&lt;=[.I47];[.I50];IF([.D86]&gt;=[.J47];[.J50];&quot;Error&quot;))))))))" table:style-name="ce15"/>
          <table:table-cell table:style-name="ce57"/>
          <table:table-cell office:value-type="string" table:style-name="ce3">
            <text:p>Complejidad</text:p>
          </table:table-cell>
          <table:table-cell office:value-type="float" office:value="5" table:style-name="ce4">
            <text:p>5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5">
            <text:p>20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style-name="ce33"/>
          <table:table-cell table:number-columns-repeated="2" table:style-name="ce34"/>
          <table:table-cell office:value-type="string" office:string-value="" table:formula="of:=IF(ISBLANK([.B87]);&quot;&quot;;(IF([.C87]&lt;=[.G48];IF([.D87]&lt;=[.H47];[.H48];IF([.D87] &lt;=[.I47];[.I48];IF([.D87]&gt;=[.J47];[.J48];&quot;Error&quot;)));IF([.C87]&lt;=[.G49];IF([.D87]&lt;=[.H47];[.H49];IF([.D87]&lt;=[.I47];[.I49];IF([.D87]&gt;=[.J47];[.J49];&quot;Error&quot;)));IF([.C87]&gt;=[.G50];IF([.D87]&lt;=[.H47];[.H50];IF([.D87]&lt;=[.I47];[.I50];IF([.D87]&gt;=[.J47];[.J50];&quot;Error&quot;))))))))" table:style-name="ce15"/>
          <table:table-cell office:value-type="string" table:style-name="ce49">
            <text:p>0 - 1</text:p>
          </table:table-cell>
          <table:table-cell office:value-type="float" office:value="1" table:style-name="ce40">
            <text:p>1</text:p>
          </table:table-cell>
          <table:table-cell office:value-type="string" table:style-name="ce17">
            <text:p>Baja</text:p>
          </table:table-cell>
          <table:table-cell office:value-type="string" table:style-name="ce50">
            <text:p>Baja</text:p>
          </table:table-cell>
          <table:table-cell office:value-type="string" table:style-name="ce51">
            <text:p>Media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style-name="ce33"/>
          <table:table-cell table:number-columns-repeated="2" table:style-name="ce34"/>
          <table:table-cell office:value-type="string" office:string-value="" table:formula="of:=IF(ISBLANK([.B88]);&quot;&quot;;(IF([.C88]&lt;=[.G48];IF([.D88]&lt;=[.H47];[.H48];IF([.D88] &lt;=[.I47];[.I48];IF([.D88]&gt;=[.J47];[.J48];&quot;Error&quot;)));IF([.C88]&lt;=[.G49];IF([.D88]&lt;=[.H47];[.H49];IF([.D88]&lt;=[.I47];[.I49];IF([.D88]&gt;=[.J47];[.J49];&quot;Error&quot;)));IF([.C88]&gt;=[.G50];IF([.D88]&lt;=[.H47];[.H50];IF([.D88]&lt;=[.I47];[.I50];IF([.D88]&gt;=[.J47];[.J50];&quot;Error&quot;))))))))" table:style-name="ce15"/>
          <table:table-cell office:value-type="string" table:style-name="ce49">
            <text:p>2 – 3</text:p>
          </table:table-cell>
          <table:table-cell office:value-type="float" office:value="3" table:style-name="ce40">
            <text:p>3</text:p>
          </table:table-cell>
          <table:table-cell office:value-type="string" table:style-name="ce17">
            <text:p>Baja</text:p>
          </table:table-cell>
          <table:table-cell office:value-type="string" table:style-name="ce50">
            <text:p>Media</text:p>
          </table:table-cell>
          <table:table-cell office:value-type="string" table:style-name="ce51">
            <text:p>Alta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style-name="ce33"/>
          <table:table-cell table:number-columns-repeated="2" table:style-name="ce34"/>
          <table:table-cell office:value-type="string" office:string-value="" table:formula="of:=IF(ISBLANK([.B89]);&quot;&quot;;(IF([.C89]&lt;=[.G48];IF([.D89]&lt;=[.H47];[.H48];IF([.D89] &lt;=[.I47];[.I48];IF([.D89]&gt;=[.J47];[.J48];&quot;Error&quot;)));IF([.C89]&lt;=[.G49];IF([.D89]&lt;=[.H47];[.H49];IF([.D89]&lt;=[.I47];[.I49];IF([.D89]&gt;=[.J47];[.J49];&quot;Error&quot;)));IF([.C89]&gt;=[.G50];IF([.D89]&lt;=[.H47];[.H50];IF([.D89]&lt;=[.I47];[.I50];IF([.D89]&gt;=[.J47];[.J50];&quot;Error&quot;))))))))" table:style-name="ce15"/>
          <table:table-cell office:value-type="string" table:style-name="ce52">
            <text:p>&gt;=4</text:p>
          </table:table-cell>
          <table:table-cell office:value-type="float" office:value="4" table:style-name="ce55">
            <text:p>4</text:p>
          </table:table-cell>
          <table:table-cell office:value-type="string" table:style-name="ce64">
            <text:p>Media</text:p>
          </table:table-cell>
          <table:table-cell office:value-type="string" table:style-name="ce53">
            <text:p>Alta</text:p>
          </table:table-cell>
          <table:table-cell office:value-type="string" table:style-name="ce54">
            <text:p>Alta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style-name="ce33"/>
          <table:table-cell table:number-columns-repeated="2" table:style-name="ce34"/>
          <table:table-cell office:value-type="string" office:string-value="" table:formula="of:=IF(ISBLANK([.B90]);&quot;&quot;;(IF([.C90]&lt;=[.G48];IF([.D90]&lt;=[.H47];[.H48];IF([.D90] &lt;=[.I47];[.I48];IF([.D90]&gt;=[.J47];[.J48];&quot;Error&quot;)));IF([.C90]&lt;=[.G49];IF([.D90]&lt;=[.H47];[.H49];IF([.D90]&lt;=[.I47];[.I49];IF([.D90]&gt;=[.J47];[.J49];&quot;Error&quot;)));IF([.C90]&gt;=[.G50];IF([.D90]&lt;=[.H47];[.H50];IF([.D90]&lt;=[.I47];[.I50];IF([.D90]&gt;=[.J47];[.J50];&quot;Error&quot;))))))))" table:style-name="ce15"/>
          <table:table-cell table:style-name="ce57"/>
          <table:table-cell table:number-columns-repeated="2" table:style-name="ce28"/>
          <table:table-cell table:number-columns-repeated="16376" table:style-name="ce1"/>
        </table:table-row>
        <table:table-row table:style-name="ro1">
          <table:table-cell table:style-name="ce1"/>
          <table:table-cell table:style-name="ce33"/>
          <table:table-cell table:number-columns-repeated="2" table:style-name="ce34"/>
          <table:table-cell office:value-type="string" office:string-value="" table:formula="of:=IF(ISBLANK([.B91]);&quot;&quot;;(IF([.C91]&lt;=[.G48];IF([.D91]&lt;=[.H47];[.H48];IF([.D91] &lt;=[.I47];[.I48];IF([.D91]&gt;=[.J47];[.J48];&quot;Error&quot;)));IF([.C91]&lt;=[.G49];IF([.D91]&lt;=[.H47];[.H49];IF([.D91]&lt;=[.I47];[.I49];IF([.D91]&gt;=[.J47];[.J49];&quot;Error&quot;)));IF([.C91]&gt;=[.G50];IF([.D91]&lt;=[.H47];[.H50];IF([.D91]&lt;=[.I47];[.I50];IF([.D91]&gt;=[.J47];[.J50];&quot;Error&quot;))))))))" table:style-name="ce15"/>
          <table:table-cell table:style-name="ce57"/>
          <table:table-cell table:number-columns-repeated="2" table:style-name="ce28"/>
          <table:table-cell table:number-columns-repeated="16376" table:style-name="ce1"/>
        </table:table-row>
        <table:table-row table:style-name="ro1">
          <table:table-cell table:style-name="ce1"/>
          <table:table-cell table:style-name="ce33"/>
          <table:table-cell table:number-columns-repeated="2" table:style-name="ce34"/>
          <table:table-cell office:value-type="string" office:string-value="" table:formula="of:=IF(ISBLANK([.B92]);&quot;&quot;;(IF([.C92]&lt;=[.G48];IF([.D92]&lt;=[.H47];[.H48];IF([.D92] &lt;=[.I47];[.I48];IF([.D92]&gt;=[.J47];[.J48];&quot;Error&quot;)));IF([.C92]&lt;=[.G49];IF([.D92]&lt;=[.H47];[.H49];IF([.D92]&lt;=[.I47];[.I49];IF([.D92]&gt;=[.J47];[.J49];&quot;Error&quot;)));IF([.C92]&gt;=[.G50];IF([.D92]&lt;=[.H47];[.H50];IF([.D92]&lt;=[.I47];[.I50];IF([.D92]&gt;=[.J47];[.J50];&quot;Error&quot;))))))))" table:style-name="ce15"/>
          <table:table-cell table:style-name="ce57"/>
          <table:table-cell table:style-name="ce28"/>
          <table:table-cell office:value-type="string" table:style-name="ce2">
            <text:p>Clasificación</text:p>
          </table:table-cell>
          <table:table-cell office:value-type="string" table:style-name="ce2">
            <text:p>Clasificación</text:p>
          </table:table-cell>
          <table:table-cell office:value-type="string" table:style-name="ce2">
            <text:p>Clasificación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style-name="ce33"/>
          <table:table-cell table:number-columns-repeated="2" table:style-name="ce34"/>
          <table:table-cell office:value-type="string" office:string-value="" table:formula="of:=IF(ISBLANK([.B93]);&quot;&quot;;(IF([.C93]&lt;=[.G48];IF([.D93]&lt;=[.H47];[.H48];IF([.D93] &lt;=[.I47];[.I48];IF([.D93]&gt;=[.J47];[.J48];&quot;Error&quot;)));IF([.C93]&lt;=[.G49];IF([.D93]&lt;=[.H47];[.H49];IF([.D93]&lt;=[.I47];[.I49];IF([.D93]&gt;=[.J47];[.J49];&quot;Error&quot;)));IF([.C93]&gt;=[.G50];IF([.D93]&lt;=[.H47];[.H50];IF([.D93]&lt;=[.I47];[.I50];IF([.D93]&gt;=[.J47];[.J50];&quot;Error&quot;))))))))" table:style-name="ce15"/>
          <table:table-cell table:style-name="ce57"/>
          <table:table-cell office:value-type="string" table:style-name="ce3">
            <text:p>Complejidad</text:p>
          </table:table-cell>
          <table:table-cell office:value-type="string" table:style-name="ce4">
            <text:p>Baja</text:p>
          </table:table-cell>
          <table:table-cell office:value-type="string" table:style-name="ce4">
            <text:p>Media</text:p>
          </table:table-cell>
          <table:table-cell office:value-type="string" table:style-name="ce5">
            <text:p>Alta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style-name="ce42"/>
          <table:table-cell table:number-columns-repeated="2" table:style-name="ce43"/>
          <table:table-cell office:value-type="string" office:string-value="" table:formula="of:=IF(ISBLANK([.B94]);&quot;&quot;;(IF([.C94]&lt;=[.G48];IF([.D94]&lt;=[.H47];[.H48];IF([.D94] &lt;=[.I47];[.I48];IF([.D94]&gt;=[.J47];[.J48];&quot;Error&quot;)));IF([.C94]&lt;=[.G49];IF([.D94]&lt;=[.H47];[.H49];IF([.D94]&lt;=[.I47];[.I49];IF([.D94]&gt;=[.J47];[.J49];&quot;Error&quot;)));IF([.C94]&gt;=[.G50];IF([.D94]&lt;=[.H47];[.H50];IF([.D94]&lt;=[.I47];[.I50];IF([.D94]&gt;=[.J47];[.J50];&quot;Error&quot;))))))))" table:style-name="ce44"/>
          <table:table-cell table:style-name="ce57"/>
          <table:table-cell office:value-type="string" table:style-name="ce40">
            <text:p>EO</text:p>
          </table:table-cell>
          <table:table-cell office:value-type="float" office:value="4" table:style-name="ce17">
            <text:p>4</text:p>
          </table:table-cell>
          <table:table-cell office:value-type="float" office:value="5" table:style-name="ce17">
            <text:p>5</text:p>
          </table:table-cell>
          <table:table-cell office:value-type="float" office:value="7" table:style-name="ce56">
            <text:p>7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31">
            <text:p>Nombre</text:p>
          </table:table-cell>
          <table:table-cell office:value-type="string" table:style-name="ce2">
            <text:p>Nº de Registros Lógicos(FTR)</text:p>
          </table:table-cell>
          <table:table-cell office:value-type="string" table:style-name="ce2">
            <text:p>Atributos(DET)</text:p>
          </table:table-cell>
          <table:table-cell office:value-type="string" table:style-name="ce32">
            <text:p>Clasificación</text:p>
          </table:table-cell>
          <table:table-cell table:style-name="ce57"/>
          <table:table-cell office:value-type="string" table:style-name="ce42">
            <text:p>Cantidad</text:p>
          </table:table-cell>
          <table:table-cell table:style-name="ce43"/>
          <table:table-cell table:style-name="ce65"/>
          <table:table-cell table:style-name="ce66"/>
          <table:table-cell table:style-name="ce67"/>
          <table:table-cell table:number-columns-repeated="16373"/>
        </table:table-row>
        <table:table-row table:style-name="ro1">
          <table:table-cell office:value-type="string" table:style-name="ce58">
            <text:p>Consulta</text:p>
          </table:table-cell>
          <table:table-cell office:value-type="string" table:style-name="ce33">
            <text:p>Acción a realizar sobre un sensor</text:p>
          </table:table-cell>
          <table:table-cell table:number-columns-repeated="2" table:style-name="ce34"/>
          <table:table-cell office:value-type="string" office:string-value="Baja" table:formula="of:=IF(EXACT([.E75];[.E85]);IF(EXACT([.E75];&quot;Baja&quot;);&quot;Baja&quot;;IF(EXACT([.E75];&quot;Media&quot;);&quot;Media&quot;;IF(EXACT([.E75];&quot;Alta&quot;);&quot;Alta&quot;;&quot;Error&quot;)));IF(AND([.E75]=&quot;Alta&quot;;[.E85]=&quot;Baja&quot;);&quot;Alta&quot;;IF(AND([.E75]=&quot;Alta&quot;;[.E85]=&quot;Baja&quot;);&quot;Alta&quot;;IF(AND([.E75]=&quot;Media&quot;;[.E85]=&quot;Baja&quot;);&quot;Media&quot;;IF(AND([.E75]=&quot;Media&quot;;[.E85]=&quot;Alta&quot;);&quot;Alta&quot;;IF(AND([.E75]=&quot;Baja&quot;;[.E85]=&quot;Media&quot;);&quot;Media&quot;;IF(AND([.E75]=&quot;Baja&quot;;[.E85]=&quot;Alta&quot;);&quot;Alta&quot;;&quot;Error&quot;)))))))" table:style-name="ce15">
            <text:p>Baja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table:style-name="ce15"/>
          <table:table-cell table:number-columns-repeated="16379" table:style-name="ce1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EXACT([.E77];[.E87]);IF(EXACT([.E77];&quot;Baja&quot;);&quot;Baja&quot;;IF(EXACT([.E77];&quot;Media&quot;);&quot;Media&quot;;IF(EXACT([.E77];&quot;Alta&quot;);&quot;Alta&quot;;&quot;&quot;)));IF(AND([.E77]=&quot;Alta&quot;;[.E87]=&quot;Baja&quot;);&quot;Alta&quot;;IF(AND([.E77]=&quot;Alta&quot;;[.E87]=&quot;Baja&quot;);&quot;Alta&quot;;IF(AND([.E77]=&quot;Media&quot;;[.E87]=&quot;Baja&quot;);&quot;Media&quot;;IF(AND([.E77]=&quot;Media&quot;;[.E87]=&quot;Alta&quot;);&quot;Alta&quot;;IF(AND([.E77]=&quot;Baja&quot;;[.E87]=&quot;Media&quot;);&quot;Media&quot;;IF(AND([.E77]=&quot;Baja&quot;;[.E87]=&quot;Alta&quot;);&quot;Alta&quot;;&quot;Error&quot;)))))))" table:style-name="ce15"/>
          <table:table-cell table:number-columns-repeated="16379" table:style-name="ce1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EXACT([.E78];[.E88]);IF(EXACT([.E78];&quot;Baja&quot;);&quot;Baja&quot;;IF(EXACT([.E78];&quot;Media&quot;);&quot;Media&quot;;IF(EXACT([.E78];&quot;Alta&quot;);&quot;Alta&quot;;&quot;&quot;)));IF(AND([.E78]=&quot;Alta&quot;;[.E88]=&quot;Baja&quot;);&quot;Alta&quot;;IF(AND([.E78]=&quot;Alta&quot;;[.E88]=&quot;Baja&quot;);&quot;Alta&quot;;IF(AND([.E78]=&quot;Media&quot;;[.E88]=&quot;Baja&quot;);&quot;Media&quot;;IF(AND([.E78]=&quot;Media&quot;;[.E88]=&quot;Alta&quot;);&quot;Alta&quot;;IF(AND([.E78]=&quot;Baja&quot;;[.E88]=&quot;Media&quot;);&quot;Media&quot;;IF(AND([.E78]=&quot;Baja&quot;;[.E88]=&quot;Alta&quot;);&quot;Alta&quot;;&quot;Error&quot;)))))))" table:style-name="ce15"/>
          <table:table-cell table:number-columns-repeated="16379" table:style-name="ce1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EXACT([.E79];[.E89]);IF(EXACT([.E79];&quot;Baja&quot;);&quot;Baja&quot;;IF(EXACT([.E79];&quot;Media&quot;);&quot;Media&quot;;IF(EXACT([.E79];&quot;Alta&quot;);&quot;Alta&quot;;&quot;&quot;)));IF(AND([.E79]=&quot;Alta&quot;;[.E89]=&quot;Baja&quot;);&quot;Alta&quot;;IF(AND([.E79]=&quot;Alta&quot;;[.E89]=&quot;Baja&quot;);&quot;Alta&quot;;IF(AND([.E79]=&quot;Media&quot;;[.E89]=&quot;Baja&quot;);&quot;Media&quot;;IF(AND([.E79]=&quot;Media&quot;;[.E89]=&quot;Alta&quot;);&quot;Alta&quot;;IF(AND([.E79]=&quot;Baja&quot;;[.E89]=&quot;Media&quot;);&quot;Media&quot;;IF(AND([.E79]=&quot;Baja&quot;;[.E89]=&quot;Alta&quot;);&quot;Alta&quot;;&quot;Error&quot;)))))))" table:style-name="ce15"/>
          <table:table-cell table:number-columns-repeated="16379" table:style-name="ce1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EXACT([.E80];[.E90]);IF(EXACT([.E80];&quot;Baja&quot;);&quot;Baja&quot;;IF(EXACT([.E80];&quot;Media&quot;);&quot;Media&quot;;IF(EXACT([.E80];&quot;Alta&quot;);&quot;Alta&quot;;&quot;&quot;)));IF(AND([.E80]=&quot;Alta&quot;;[.E90]=&quot;Baja&quot;);&quot;Alta&quot;;IF(AND([.E80]=&quot;Alta&quot;;[.E90]=&quot;Baja&quot;);&quot;Alta&quot;;IF(AND([.E80]=&quot;Media&quot;;[.E90]=&quot;Baja&quot;);&quot;Media&quot;;IF(AND([.E80]=&quot;Media&quot;;[.E90]=&quot;Alta&quot;);&quot;Alta&quot;;IF(AND([.E80]=&quot;Baja&quot;;[.E90]=&quot;Media&quot;);&quot;Media&quot;;IF(AND([.E80]=&quot;Baja&quot;;[.E90]=&quot;Alta&quot;);&quot;Alta&quot;;&quot;Error&quot;)))))))" table:style-name="ce15"/>
          <table:table-cell table:number-columns-repeated="16379" table:style-name="ce1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EXACT([.E81];[.E91]);IF(EXACT([.E81];&quot;Baja&quot;);&quot;Baja&quot;;IF(EXACT([.E81];&quot;Media&quot;);&quot;Media&quot;;IF(EXACT([.E81];&quot;Alta&quot;);&quot;Alta&quot;;&quot;&quot;)));IF(AND([.E81]=&quot;Alta&quot;;[.E91]=&quot;Baja&quot;);&quot;Alta&quot;;IF(AND([.E81]=&quot;Alta&quot;;[.E91]=&quot;Baja&quot;);&quot;Alta&quot;;IF(AND([.E81]=&quot;Media&quot;;[.E91]=&quot;Baja&quot;);&quot;Media&quot;;IF(AND([.E81]=&quot;Media&quot;;[.E91]=&quot;Alta&quot;);&quot;Alta&quot;;IF(AND([.E81]=&quot;Baja&quot;;[.E91]=&quot;Media&quot;);&quot;Media&quot;;IF(AND([.E81]=&quot;Baja&quot;;[.E91]=&quot;Alta&quot;);&quot;Alta&quot;;&quot;Error&quot;)))))))" table:style-name="ce15"/>
          <table:table-cell table:style-name="ce1"/>
          <table:table-cell table:number-columns-spanned="2" table:number-rows-spanned="1" table:style-name="ce72"/>
          <table:covered-table-cell/>
          <table:table-cell table:number-columns-repeated="16376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EXACT([.E82];[.E92]);IF(EXACT([.E82];&quot;Baja&quot;);&quot;Baja&quot;;IF(EXACT([.E82];&quot;Media&quot;);&quot;Media&quot;;IF(EXACT([.E82];&quot;Alta&quot;);&quot;Alta&quot;;&quot;&quot;)));IF(AND([.E82]=&quot;Alta&quot;;[.E92]=&quot;Baja&quot;);&quot;Alta&quot;;IF(AND([.E82]=&quot;Alta&quot;;[.E92]=&quot;Baja&quot;);&quot;Alta&quot;;IF(AND([.E82]=&quot;Media&quot;;[.E92]=&quot;Baja&quot;);&quot;Media&quot;;IF(AND([.E82]=&quot;Media&quot;;[.E92]=&quot;Alta&quot;);&quot;Alta&quot;;IF(AND([.E82]=&quot;Baja&quot;;[.E92]=&quot;Media&quot;);&quot;Media&quot;;IF(AND([.E82]=&quot;Baja&quot;;[.E92]=&quot;Alta&quot;);&quot;Alta&quot;;&quot;Error&quot;)))))))" table:style-name="ce15"/>
          <table:table-cell table:number-columns-repeated="16379" table:style-name="ce1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EXACT([.E83];[.E93]);IF(EXACT([.E83];&quot;Baja&quot;);&quot;Baja&quot;;IF(EXACT([.E83];&quot;Media&quot;);&quot;Media&quot;;IF(EXACT([.E83];&quot;Alta&quot;);&quot;Alta&quot;;&quot;&quot;)));IF(AND([.E83]=&quot;Alta&quot;;[.E93]=&quot;Baja&quot;);&quot;Alta&quot;;IF(AND([.E83]=&quot;Alta&quot;;[.E93]=&quot;Baja&quot;);&quot;Alta&quot;;IF(AND([.E83]=&quot;Media&quot;;[.E93]=&quot;Baja&quot;);&quot;Media&quot;;IF(AND([.E83]=&quot;Media&quot;;[.E93]=&quot;Alta&quot;);&quot;Alta&quot;;IF(AND([.E83]=&quot;Baja&quot;;[.E93]=&quot;Media&quot;);&quot;Media&quot;;IF(AND([.E83]=&quot;Baja&quot;;[.E93]=&quot;Alta&quot;);&quot;Alta&quot;;&quot;Error&quot;)))))))" table:style-name="ce15"/>
          <table:table-cell table:number-columns-repeated="16379" table:style-name="ce1"/>
        </table:table-row>
        <table:table-row table:style-name="ro1">
          <table:table-cell/>
          <table:table-cell table:style-name="ce42"/>
          <table:table-cell table:number-columns-repeated="2" table:style-name="ce43"/>
          <table:table-cell office:value-type="string" office:string-value="" table:formula="of:=IF(EXACT([.E84];[.E94]);IF(EXACT([.E84];&quot;Baja&quot;);&quot;Baja&quot;;IF(EXACT([.E84];&quot;Media&quot;);&quot;Media&quot;;IF(EXACT([.E84];&quot;Alta&quot;);&quot;Alta&quot;;&quot;&quot;)));IF(AND([.E84]=&quot;Alta&quot;;[.E94]=&quot;Baja&quot;);&quot;Alta&quot;;IF(AND([.E84]=&quot;Alta&quot;;[.E94]=&quot;Baja&quot;);&quot;Alta&quot;;IF(AND([.E84]=&quot;Media&quot;;[.E94]=&quot;Baja&quot;);&quot;Media&quot;;IF(AND([.E84]=&quot;Media&quot;;[.E94]=&quot;Alta&quot;);&quot;Alta&quot;;IF(AND([.E84]=&quot;Baja&quot;;[.E94]=&quot;Media&quot;);&quot;Media&quot;;IF(AND([.E84]=&quot;Baja&quot;;[.E94]=&quot;Alta&quot;);&quot;Alta&quot;;&quot;Error&quot;)))))))" table:style-name="ce44"/>
          <table:table-cell table:number-columns-repeated="16379" table:style-name="ce1"/>
        </table:table-row>
        <table:table-row table:number-rows-repeated="1048471" table:style-name="ro3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15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15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09</meta:generator>
    <dc:title/>
    <dc:description/>
    <dc:subject/>
    <meta:initial-creator/>
    <dc:creator>Juan Casado</dc:creator>
    <meta:creation-date>2009-04-16T11:32:48Z</meta:creation-date>
    <dc:date>2019-03-16T18:21:34Z</dc:date>
    <meta:editing-cycles>153</meta:editing-cycles>
    <meta:user-defined meta:name="Info 1"/>
    <meta:user-defined meta:name="Info 2"/>
    <meta:user-defined meta:name="Info 3"/>
    <meta:user-defined meta:name="Info 4"/>
  </office:meta>
</office:document-meta>
</file>